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swiss"/>
    <style:font-face style:name="Calibri2" svg:font-family="Calibri" style:font-family-generic="swiss" style:font-pitch="variable"/>
    <style:font-face style:name="DejaVu Sans" svg:font-family="'DejaVu Sans'" style:font-family-generic="system"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office:font-face-decls>
  <office:automatic-styles>
    <style:style style:name="Tabela1" style:family="table">
      <style:table-properties style:width="17cm" fo:margin-left="0cm" table:align="left" style:may-break-between-rows="true" style:writing-mode="lr-tb"/>
    </style:style>
    <style:style style:name="Tabela1.A" style:family="table-column">
      <style:table-column-properties style:column-width="17cm"/>
    </style:style>
    <style:style style:name="Tabela1.A1" style:family="table-cell">
      <style:table-cell-properties fo:background-color="#ffffff" fo:padding-left="0.049cm" fo:padding-right="0.049cm" fo:padding-top="0cm" fo:padding-bottom="0cm" fo:border="0.05pt solid #000000" fo:vertical-align="center">
        <style:background-image/>
      </style:table-cell-properties>
    </style:style>
    <style:style style:name="Tabela1.A2" style:family="table-cell">
      <style:table-cell-properties fo:background-color="#ffffff" fo:padding-left="0.049cm" fo:padding-right="0.049cm" fo:padding-top="0cm" fo:padding-bottom="0cm" fo:border="0.05pt solid #000000" fo:vertical-align="center">
        <style:background-image/>
      </style:table-cell-properties>
    </style:style>
    <style:style style:name="Tabela2" style:family="table">
      <style:table-properties style:width="7.183cm" table:align="left"/>
    </style:style>
    <style:style style:name="Tabela2.A" style:family="table-column">
      <style:table-column-properties style:column-width="7.183cm"/>
    </style:style>
    <style:style style:name="Tabela2.A1" style:family="table-cell">
      <style:table-cell-properties style:vertical-align="middle" fo:padding="0.049cm" fo:border="none"/>
    </style:style>
    <style:style style:name="P1" style:family="paragraph" style:parent-style-name="Preformatted_20_Text">
      <style:paragraph-properties fo:line-height="100%" fo:text-align="start" style:justify-single-word="false"/>
      <style:text-properties style:use-window-font-color="true" loext:opacity="0%" style:font-name="Calibri" fo:font-size="11pt" fo:font-weight="bold" fo:background-color="transparent" style:font-name-asian="Calibri" style:font-weight-asian="bold" style:font-name-complex="Calibri" style:font-weight-complex="bold"/>
    </style:style>
    <style:style style:name="P2" style:family="paragraph" style:parent-style-name="Standard">
      <style:paragraph-properties fo:line-height="100%" fo:text-align="start" style:justify-single-word="false"/>
      <style:text-properties style:use-window-font-color="true" loext:opacity="0%" style:font-name="Calibri" fo:font-size="11pt" fo:font-weight="bold" fo:background-color="transparent" style:font-name-asian="Calibri" style:font-weight-asian="bold" style:font-name-complex="Calibri" style:font-weight-complex="bold"/>
    </style:style>
    <style:style style:name="P3" style:family="paragraph" style:parent-style-name="Standard">
      <style:paragraph-properties fo:line-height="100%" fo:text-align="start" style:justify-single-word="false"/>
      <style:text-properties style:use-window-font-color="true" loext:opacity="0%" style:font-name="Calibri" fo:font-size="11pt" fo:font-weight="bold" fo:background-color="transparent" style:font-name-asian="Calibri" style:font-weight-asian="bold" style:font-name-complex="Calibri" style:font-weight-complex="bold" loext:padding="0cm" loext:border="none"/>
    </style:style>
    <style:style style:name="P4"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5" style:family="paragraph" style:parent-style-name="Standard">
      <style:paragraph-properties fo:line-height="100%" fo:text-align="start" style:justify-single-word="false"/>
      <style:text-properties style:use-window-font-color="true" loext:opacity="0%" style:font-name="Calibri" fo:font-size="11pt" fo:font-weight="normal" officeooo:paragraph-rsid="0020886c" fo:background-color="transparent" style:font-name-asian="Calibri" style:font-name-complex="Calibri"/>
    </style:style>
    <style:style style:name="P6" style:family="paragraph" style:parent-style-name="Standard">
      <style:paragraph-properties fo:line-height="100%" fo:text-align="start" style:justify-single-word="false"/>
      <style:text-properties style:use-window-font-color="true" loext:opacity="0%" style:font-name="Calibri" fo:font-size="11pt" fo:font-weight="normal" officeooo:paragraph-rsid="002a8c88" fo:background-color="transparent" style:font-name-asian="Calibri" style:font-name-complex="Calibri"/>
    </style:style>
    <style:style style:name="P7" style:family="paragraph" style:parent-style-name="Preformatted_20_Text">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8" style:family="paragraph" style:parent-style-name="Standard">
      <style:paragraph-properties fo:line-height="100%" fo:text-align="start" style:justify-single-word="false"/>
      <style:text-properties style:use-window-font-color="true" loext:opacity="0%" style:font-name="Calibri" fo:font-size="11pt" fo:font-weight="normal" officeooo:paragraph-rsid="005f12f9" fo:background-color="transparent" style:font-name-asian="Calibri" style:font-name-complex="Calibri"/>
    </style:style>
    <style:style style:name="P9" style:family="paragraph" style:parent-style-name="Standard">
      <style:paragraph-properties fo:line-height="100%" fo:text-align="start" style:justify-single-word="false"/>
      <style:text-properties style:use-window-font-color="true" loext:opacity="0%" style:font-name="Calibri" fo:font-size="11pt" fo:font-weight="normal" officeooo:rsid="00192e15" officeooo:paragraph-rsid="00192e15" fo:background-color="transparent" style:font-name-asian="Calibri" style:font-name-complex="Calibri"/>
    </style:style>
    <style:style style:name="P10" style:family="paragraph" style:parent-style-name="Standard">
      <style:paragraph-properties fo:line-height="100%" fo:text-align="start" style:justify-single-word="false"/>
      <style:text-properties style:use-window-font-color="true" loext:opacity="0%" style:font-name="Calibri" fo:font-size="11pt" fo:font-weight="normal" officeooo:rsid="00192e15" officeooo:paragraph-rsid="00192e15" fo:background-color="transparent" style:font-name-asian="Calibri" style:font-name-complex="Calibri" loext:padding="0cm" loext:border="none"/>
    </style:style>
    <style:style style:name="P11" style:family="paragraph" style:parent-style-name="Standard">
      <style:paragraph-properties fo:line-height="100%" fo:text-align="start" style:justify-single-word="false"/>
      <style:text-properties style:use-window-font-color="true" loext:opacity="0%" style:font-name="Calibri" fo:font-size="11pt" fo:font-weight="normal" officeooo:rsid="001e6410" officeooo:paragraph-rsid="001e6410" fo:background-color="transparent" style:font-name-asian="Calibri" style:font-name-complex="Calibri"/>
    </style:style>
    <style:style style:name="P12"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loext:padding="0cm" loext:border="none"/>
    </style:style>
    <style:style style:name="P13" style:family="paragraph" style:parent-style-name="Standard">
      <style:paragraph-properties fo:line-height="100%" fo:text-align="start" style:justify-single-word="false"/>
      <style:text-properties style:use-window-font-color="true" loext:opacity="0%" style:font-name="Calibri" fo:font-size="11pt" fo:font-weight="normal" officeooo:rsid="002a66b2" officeooo:paragraph-rsid="002a66b2" fo:background-color="transparent" style:font-name-asian="Calibri" style:font-name-complex="Calibri"/>
    </style:style>
    <style:style style:name="P14" style:family="paragraph" style:parent-style-name="Standard">
      <style:paragraph-properties fo:line-height="100%" fo:text-align="start" style:justify-single-word="false"/>
      <style:text-properties style:use-window-font-color="true" loext:opacity="0%" style:font-name="Calibri" fo:font-size="11pt" fo:font-weight="normal" officeooo:rsid="002a8c88" officeooo:paragraph-rsid="002a8c88" fo:background-color="transparent" style:font-name-asian="Calibri" style:font-name-complex="Calibri"/>
    </style:style>
    <style:style style:name="P15" style:family="paragraph" style:parent-style-name="Standard">
      <style:paragraph-properties fo:line-height="100%" fo:text-align="start" style:justify-single-word="false"/>
      <style:text-properties style:use-window-font-color="true" loext:opacity="0%" style:font-name="Calibri" fo:font-size="11pt" fo:font-weight="normal" officeooo:rsid="002aabd3" officeooo:paragraph-rsid="002aabd3" fo:background-color="transparent" style:font-name-asian="Calibri" style:font-name-complex="Calibri"/>
    </style:style>
    <style:style style:name="P16" style:family="paragraph" style:parent-style-name="Standard">
      <style:paragraph-properties fo:line-height="100%" fo:text-align="start" style:justify-single-word="false"/>
      <style:text-properties style:use-window-font-color="true" loext:opacity="0%" style:font-name="Calibri" fo:font-size="11pt" fo:font-weight="normal" officeooo:rsid="002aabd3" officeooo:paragraph-rsid="002aabd3" fo:background-color="transparent" style:font-name-asian="Calibri" style:font-name-complex="Calibri" loext:padding="0cm" loext:border="none"/>
    </style:style>
    <style:style style:name="P17" style:family="paragraph" style:parent-style-name="Standard">
      <style:paragraph-properties fo:line-height="100%" fo:text-align="start" style:justify-single-word="false"/>
      <style:text-properties style:use-window-font-color="true" loext:opacity="0%" style:font-name="Calibri" fo:font-size="11pt" fo:font-weight="normal" officeooo:rsid="002aabd3" officeooo:paragraph-rsid="0064ff52" fo:background-color="transparent" style:font-name-asian="Calibri" style:font-name-complex="Calibri" loext:padding="0cm" loext:border="none"/>
    </style:style>
    <style:style style:name="P18" style:family="paragraph" style:parent-style-name="Standard">
      <style:paragraph-properties fo:line-height="100%" fo:text-align="start" style:justify-single-word="false"/>
      <style:text-properties style:use-window-font-color="true" loext:opacity="0%" style:font-name="Calibri" fo:font-size="11pt" fo:font-weight="normal" officeooo:rsid="003a3c69" officeooo:paragraph-rsid="003a3c69" fo:background-color="transparent" style:font-name-asian="Calibri" style:font-name-complex="Calibri"/>
    </style:style>
    <style:style style:name="P19" style:family="paragraph" style:parent-style-name="Standard">
      <style:paragraph-properties fo:line-height="100%" fo:text-align="start" style:justify-single-word="false"/>
      <style:text-properties style:use-window-font-color="true" loext:opacity="0%" style:font-name="Calibri" fo:font-size="11pt" fo:font-weight="normal" officeooo:rsid="003c08be" officeooo:paragraph-rsid="003c08be" fo:background-color="transparent" style:font-name-asian="Calibri" style:font-name-complex="Calibri"/>
    </style:style>
    <style:style style:name="P20" style:family="paragraph" style:parent-style-name="Standard">
      <style:paragraph-properties fo:line-height="100%" fo:text-align="start" style:justify-single-word="false"/>
      <style:text-properties style:use-window-font-color="true" loext:opacity="0%" style:font-name="Calibri" fo:font-size="11pt" fo:font-weight="normal" officeooo:rsid="005615cf" officeooo:paragraph-rsid="005615cf" fo:background-color="transparent" style:font-name-asian="Calibri" style:font-name-complex="Calibri"/>
    </style:style>
    <style:style style:name="P21" style:family="paragraph" style:parent-style-name="Standard">
      <style:paragraph-properties fo:line-height="100%" fo:text-align="start" style:justify-single-word="false"/>
      <style:text-properties style:use-window-font-color="true" loext:opacity="0%" style:font-name="Calibri" fo:font-size="11pt" fo:font-weight="normal" officeooo:rsid="0059717a" officeooo:paragraph-rsid="0059717a" fo:background-color="transparent" style:font-name-asian="Calibri" style:font-name-complex="Calibri"/>
    </style:style>
    <style:style style:name="P22" style:family="paragraph" style:parent-style-name="Standard">
      <style:paragraph-properties fo:line-height="100%" fo:text-align="start" style:justify-single-word="false"/>
      <style:text-properties style:use-window-font-color="true" loext:opacity="0%" style:font-name="Calibri" fo:font-size="11pt" fo:font-weight="normal" officeooo:rsid="0059717a" officeooo:paragraph-rsid="0059717a" fo:background-color="transparent" style:font-name-asian="Calibri" style:font-name-complex="Calibri" loext:padding="0cm" loext:border="none"/>
    </style:style>
    <style:style style:name="P23" style:family="paragraph" style:parent-style-name="Preformatted_20_Text">
      <style:paragraph-properties fo:line-height="100%" fo:text-align="start" style:justify-single-word="false"/>
      <style:text-properties style:use-window-font-color="true" loext:opacity="0%" style:font-name="Calibri" fo:font-size="11pt" fo:font-weight="normal" officeooo:rsid="0059717a" officeooo:paragraph-rsid="0059717a" fo:background-color="transparent" style:font-name-asian="Calibri" style:font-name-complex="Calibri" loext:padding="0cm" loext:border="none"/>
    </style:style>
    <style:style style:name="P24" style:family="paragraph" style:parent-style-name="Standard">
      <style:paragraph-properties fo:line-height="100%" fo:text-align="start" style:justify-single-word="false"/>
      <style:text-properties style:use-window-font-color="true" loext:opacity="0%" style:font-name="Calibri" fo:font-size="11pt" fo:font-weight="normal" officeooo:rsid="0059717a" officeooo:paragraph-rsid="005dc2fc" fo:background-color="transparent" style:font-name-asian="Calibri" style:font-name-complex="Calibri" loext:padding="0cm" loext:border="none"/>
    </style:style>
    <style:style style:name="P25" style:family="paragraph" style:parent-style-name="Heading_20_1">
      <style:paragraph-properties fo:line-height="100%" fo:text-align="start" style:justify-single-word="false"/>
      <style:text-properties style:use-window-font-color="true" loext:opacity="0%" style:font-name="Calibri" fo:font-size="11pt" fo:font-weight="normal" officeooo:rsid="0059717a" officeooo:paragraph-rsid="0064ff52" fo:background-color="transparent" style:font-name-asian="Calibri" style:font-name-complex="Calibri" loext:padding="0cm" loext:border="none"/>
    </style:style>
    <style:style style:name="P26" style:family="paragraph" style:parent-style-name="Standard">
      <style:paragraph-properties fo:line-height="100%" fo:text-align="start" style:justify-single-word="false"/>
      <style:text-properties style:use-window-font-color="true" loext:opacity="0%" style:font-name="Calibri" fo:font-size="11pt" fo:font-weight="normal" officeooo:rsid="0059717a" officeooo:paragraph-rsid="0064ff52" fo:background-color="transparent" style:font-name-asian="Calibri" style:font-name-complex="Calibri" loext:padding="0cm" loext:border="none"/>
    </style:style>
    <style:style style:name="P27" style:family="paragraph" style:parent-style-name="Standard">
      <style:paragraph-properties fo:line-height="100%" fo:text-align="start" style:justify-single-word="false"/>
      <style:text-properties style:use-window-font-color="true" loext:opacity="0%" style:font-name="Calibri" fo:font-size="11pt" fo:font-weight="normal" officeooo:rsid="0059717a" officeooo:paragraph-rsid="006869fe" fo:background-color="transparent" style:font-name-asian="Calibri" style:font-name-complex="Calibri" loext:padding="0cm" loext:border="none"/>
    </style:style>
    <style:style style:name="P28" style:family="paragraph" style:parent-style-name="Standard">
      <style:paragraph-properties fo:line-height="100%" fo:text-align="start" style:justify-single-word="false"/>
      <style:text-properties style:use-window-font-color="true" loext:opacity="0%" style:font-name="Calibri" fo:font-size="11pt" fo:font-weight="normal" officeooo:rsid="003a3c69" officeooo:paragraph-rsid="003a3c69" fo:background-color="transparent" style:font-name-asian="Calibri" style:font-size-asian="12pt" style:font-weight-asian="normal" style:font-name-complex="Calibri" style:font-size-complex="12pt" style:font-weight-complex="normal"/>
    </style:style>
    <style:style style:name="P29"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247d02" officeooo:paragraph-rsid="00247d02" fo:background-color="#ffff00" style:font-name-asian="Calibri" style:font-size-asian="14pt" style:font-weight-asian="normal" style:font-name-complex="Calibri" style:font-size-complex="14pt" style:font-weight-complex="normal"/>
    </style:style>
    <style:style style:name="P30"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2642b2" officeooo:paragraph-rsid="002642b2" fo:background-color="#ffff00" style:font-name-asian="Calibri" style:font-size-asian="14pt" style:font-weight-asian="normal" style:font-name-complex="Calibri" style:font-size-complex="14pt" style:font-weight-complex="normal"/>
    </style:style>
    <style:style style:name="P31"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2940ea" officeooo:paragraph-rsid="002940ea" fo:background-color="#ffff00" style:font-name-asian="Calibri" style:font-size-asian="14pt" style:font-weight-asian="normal" style:font-name-complex="Calibri" style:font-size-complex="14pt" style:font-weight-complex="normal"/>
    </style:style>
    <style:style style:name="P32"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2dae60" officeooo:paragraph-rsid="002dae60" fo:background-color="#ffff00" style:font-name-asian="Calibri" style:font-size-asian="14pt" style:font-weight-asian="normal" style:font-name-complex="Calibri" style:font-size-complex="14pt" style:font-weight-complex="normal"/>
    </style:style>
    <style:style style:name="P33"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3dd8ae" officeooo:paragraph-rsid="003dd8ae" fo:background-color="#ffff00" style:font-name-asian="Calibri" style:font-size-asian="14pt" style:font-weight-asian="normal" style:font-name-complex="Calibri" style:font-size-complex="14pt" style:font-weight-complex="normal"/>
    </style:style>
    <style:style style:name="P34"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3fad21" officeooo:paragraph-rsid="003fad21" fo:background-color="#ffff00" style:font-name-asian="Calibri" style:font-size-asian="14pt" style:font-weight-asian="normal" style:font-name-complex="Calibri" style:font-size-complex="14pt" style:font-weight-complex="normal"/>
    </style:style>
    <style:style style:name="P35"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448431" officeooo:paragraph-rsid="00448431" fo:background-color="#ffff00" style:font-name-asian="Calibri" style:font-size-asian="14pt" style:font-weight-asian="normal" style:font-name-complex="Calibri" style:font-size-complex="14pt" style:font-weight-complex="normal"/>
    </style:style>
    <style:style style:name="P36"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31d024" officeooo:paragraph-rsid="0040f256" fo:background-color="#ffff00" style:font-name-asian="Calibri" style:font-size-asian="14pt" style:font-weight-asian="normal" style:font-name-complex="Calibri" style:font-size-complex="14pt" style:font-weight-complex="normal"/>
    </style:style>
    <style:style style:name="P37"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31d024" officeooo:paragraph-rsid="00492207" fo:background-color="#ffff00" style:font-name-asian="Calibri" style:font-size-asian="14pt" style:font-weight-asian="normal" style:font-name-complex="Calibri" style:font-size-complex="14pt" style:font-weight-complex="normal"/>
    </style:style>
    <style:style style:name="P38" style:family="paragraph" style:parent-style-name="Heading_20_1">
      <style:paragraph-properties fo:line-height="100%" fo:text-align="start" style:justify-single-word="false"/>
      <style:text-properties style:use-window-font-color="true" loext:opacity="0%" style:font-name="Calibri" fo:font-size="14pt" fo:font-weight="normal" officeooo:rsid="0031d024" officeooo:paragraph-rsid="00492207" fo:background-color="#ffff00" style:font-name-asian="Calibri" style:font-size-asian="14pt" style:font-weight-asian="normal" style:font-name-complex="Calibri" style:font-size-complex="14pt" style:font-weight-complex="normal"/>
    </style:style>
    <style:style style:name="P39"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43dbb9" officeooo:paragraph-rsid="0043dbb9" fo:background-color="#ffff00" style:font-name-asian="Calibri" style:font-size-asian="14pt" style:font-weight-asian="normal" style:font-name-complex="Calibri" style:font-size-complex="14pt" style:font-weight-complex="normal"/>
    </style:style>
    <style:style style:name="P40"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4618f5" officeooo:paragraph-rsid="004618f5" fo:background-color="#ffff00" style:font-name-asian="Calibri" style:font-size-asian="14pt" style:font-weight-asian="normal" style:font-name-complex="Calibri" style:font-size-complex="14pt" style:font-weight-complex="normal"/>
    </style:style>
    <style:style style:name="P41"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4fe9b3" officeooo:paragraph-rsid="004fe9b3" fo:background-color="#ffff00" style:font-name-asian="Calibri" style:font-size-asian="14pt" style:font-weight-asian="normal" style:font-name-complex="Calibri" style:font-size-complex="14pt" style:font-weight-complex="normal"/>
    </style:style>
    <style:style style:name="P42"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50b9c3" officeooo:paragraph-rsid="0050b9c3" fo:background-color="#ffff00" style:font-name-asian="Calibri" style:font-size-asian="14pt" style:font-weight-asian="normal" style:font-name-complex="Calibri" style:font-size-complex="14pt" style:font-weight-complex="normal"/>
    </style:style>
    <style:style style:name="P43"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54db8b" officeooo:paragraph-rsid="0054db8b" fo:background-color="#ffff00" style:font-name-asian="Calibri" style:font-size-asian="14pt" style:font-weight-asian="normal" style:font-name-complex="Calibri" style:font-size-complex="14pt" style:font-weight-complex="normal"/>
    </style:style>
    <style:style style:name="P44" style:family="paragraph" style:parent-style-name="Standard">
      <style:paragraph-properties fo:line-height="100%" fo:text-align="start" style:justify-single-word="false"/>
      <style:text-properties style:use-window-font-color="true" loext:opacity="0%" style:font-name="Calibri" fo:font-size="14pt" fo:font-weight="normal" fo:background-color="#ffff00" style:font-name-asian="Calibri" style:font-size-asian="14pt" style:font-name-complex="Calibri" style:font-size-complex="14pt"/>
    </style:style>
    <style:style style:name="P45" style:family="paragraph" style:parent-style-name="Standard">
      <style:paragraph-properties fo:line-height="100%" fo:text-align="start" style:justify-single-word="false"/>
      <style:text-properties style:use-window-font-color="true" loext:opacity="0%" style:font-name="Calibri" fo:font-size="14pt" fo:font-weight="normal" officeooo:paragraph-rsid="00179c82" fo:background-color="#ffff00" style:font-name-asian="Calibri" style:font-size-asian="14pt" style:font-name-complex="Calibri" style:font-size-complex="14pt"/>
    </style:style>
    <style:style style:name="P46" style:family="paragraph" style:parent-style-name="Standard">
      <style:paragraph-properties fo:line-height="100%" fo:text-align="start" style:justify-single-word="false"/>
      <style:text-properties style:use-window-font-color="true" loext:opacity="0%" style:font-name="Calibri" fo:font-size="14pt" fo:font-weight="normal" officeooo:rsid="00192e15" officeooo:paragraph-rsid="00192e15" fo:background-color="#ffff00" style:font-name-asian="Calibri" style:font-size-asian="14pt" style:font-name-complex="Calibri" style:font-size-complex="14pt"/>
    </style:style>
    <style:style style:name="P47" style:family="paragraph" style:parent-style-name="Standard">
      <style:paragraph-properties fo:line-height="100%" fo:text-align="start" style:justify-single-word="false"/>
      <style:text-properties style:use-window-font-color="true" loext:opacity="0%" style:font-name="Calibri" fo:font-size="14pt" fo:font-weight="normal" officeooo:rsid="0023521a" officeooo:paragraph-rsid="0023521a" fo:background-color="#ffff00" style:font-name-asian="Calibri" style:font-size-asian="14pt" style:font-name-complex="Calibri" style:font-size-complex="14pt"/>
    </style:style>
    <style:style style:name="P48" style:family="paragraph" style:parent-style-name="Standard">
      <style:paragraph-properties fo:line-height="100%" fo:text-align="start" style:justify-single-word="false"/>
      <style:text-properties style:use-window-font-color="true" loext:opacity="0%" style:font-name="Calibri" fo:font-size="14pt" fo:font-weight="normal" officeooo:rsid="002f6ca9" officeooo:paragraph-rsid="002f6ca9" fo:background-color="#ffff00" style:font-name-asian="Calibri" style:font-size-asian="14pt" style:font-name-complex="Calibri" style:font-size-complex="14pt"/>
    </style:style>
    <style:style style:name="P49"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2940ea" officeooo:paragraph-rsid="002940ea" fo:background-color="#ffff00" style:font-name-asian="Calibri" style:font-name-complex="Calibri"/>
    </style:style>
    <style:style style:name="P50" style:family="paragraph" style:parent-style-name="Preformatted_20_Text">
      <style:paragraph-properties fo:line-height="100%" fo:text-align="start" style:justify-single-word="false"/>
      <style:text-properties style:use-window-font-color="true" loext:opacity="0%" style:font-name="Calibri" fo:font-size="14pt" fo:font-weight="normal" officeooo:rsid="002940ea" officeooo:paragraph-rsid="002a66b2" fo:background-color="#ffff00" style:font-name-asian="Calibri" style:font-name-complex="Calibri"/>
    </style:style>
    <style:style style:name="P51" style:family="paragraph" style:parent-style-name="Preformatted_20_Text">
      <style:paragraph-properties fo:line-height="100%" fo:text-align="start" style:justify-single-word="false"/>
      <style:text-properties style:use-window-font-color="true" loext:opacity="0%" style:font-name="Calibri" fo:font-size="12pt" fo:font-weight="bold" fo:background-color="transparent" style:font-name-asian="Calibri" style:font-size-asian="12pt" style:font-weight-asian="bold" style:font-name-complex="Calibri" style:font-size-complex="12pt" style:font-weight-complex="bold"/>
    </style:style>
    <style:style style:name="P52" style:family="paragraph" style:parent-style-name="Standard">
      <style:paragraph-properties fo:line-height="100%" fo:text-align="start" style:justify-single-word="false"/>
      <style:text-properties style:use-window-font-color="true" loext:opacity="0%" style:font-name="Calibri" fo:font-size="12pt" fo:font-weight="normal" officeooo:rsid="00179c82" officeooo:paragraph-rsid="00179c82" fo:background-color="transparent" style:font-name-asian="Calibri" style:font-size-asian="12pt" style:font-name-complex="Calibri" style:font-size-complex="12pt"/>
    </style:style>
    <style:style style:name="P53" style:family="paragraph" style:parent-style-name="Standard">
      <style:paragraph-properties fo:line-height="100%" fo:text-align="start" style:justify-single-word="false"/>
      <style:text-properties style:use-window-font-color="true" loext:opacity="0%" style:font-name="Calibri" fo:font-size="12pt" fo:font-weight="normal" officeooo:rsid="001af832" officeooo:paragraph-rsid="001af832" fo:background-color="transparent" style:font-name-asian="Calibri" style:font-size-asian="12pt" style:font-name-complex="Calibri" style:font-size-complex="12pt"/>
    </style:style>
    <style:style style:name="P54" style:family="paragraph" style:parent-style-name="Preformatted_20_Text">
      <style:paragraph-properties fo:line-height="100%" fo:text-align="start" style:justify-single-word="false"/>
      <style:text-properties style:use-window-font-color="true" loext:opacity="0%" style:font-name="Calibri" fo:font-size="12pt" fo:font-weight="normal" officeooo:rsid="002dae60" officeooo:paragraph-rsid="002dae60" fo:background-color="transparent" style:font-name-asian="Calibri" style:font-size-asian="12pt" style:font-weight-asian="normal" style:font-name-complex="Calibri" style:font-size-complex="12pt" style:font-weight-complex="normal"/>
    </style:style>
    <style:style style:name="P55" style:family="paragraph" style:parent-style-name="Preformatted_20_Text">
      <style:paragraph-properties fo:line-height="100%" fo:text-align="start" style:justify-single-word="false"/>
      <style:text-properties style:use-window-font-color="true" loext:opacity="0%" style:font-name="Calibri" fo:font-size="12pt" fo:font-weight="normal" officeooo:rsid="0031d024" officeooo:paragraph-rsid="0031d024" fo:background-color="transparent" style:font-name-asian="Calibri" style:font-size-asian="12pt" style:font-weight-asian="normal" style:font-name-complex="Calibri" style:font-size-complex="12pt" style:font-weight-complex="normal"/>
    </style:style>
    <style:style style:name="P56" style:family="paragraph" style:parent-style-name="Preformatted_20_Text">
      <style:paragraph-properties fo:line-height="100%" fo:text-align="start" style:justify-single-word="false"/>
      <style:text-properties style:use-window-font-color="true" loext:opacity="0%" style:font-name="Calibri" fo:font-size="12pt" fo:font-weight="normal" officeooo:rsid="0031d024" officeooo:paragraph-rsid="0040f256" fo:background-color="transparent" style:font-name-asian="Calibri" style:font-size-asian="12pt" style:font-weight-asian="normal" style:font-name-complex="Calibri" style:font-size-complex="12pt" style:font-weight-complex="normal"/>
    </style:style>
    <style:style style:name="P57" style:family="paragraph" style:parent-style-name="Preformatted_20_Text">
      <style:paragraph-properties fo:line-height="100%" fo:text-align="start" style:justify-single-word="false"/>
      <style:text-properties style:use-window-font-color="true" loext:opacity="0%" style:font-name="Calibri" fo:font-size="12pt" fo:font-weight="normal" officeooo:rsid="0032151a" officeooo:paragraph-rsid="0032151a" fo:background-color="transparent" style:font-name-asian="Calibri" style:font-size-asian="12pt" style:font-weight-asian="normal" style:font-name-complex="Calibri" style:font-size-complex="12pt" style:font-weight-complex="normal"/>
    </style:style>
    <style:style style:name="P58" style:family="paragraph" style:parent-style-name="Preformatted_20_Text">
      <style:paragraph-properties fo:line-height="100%" fo:text-align="start" style:justify-single-word="false"/>
      <style:text-properties style:use-window-font-color="true" loext:opacity="0%" style:font-name="Calibri" fo:font-size="12pt" fo:font-weight="normal" officeooo:rsid="003400ca" officeooo:paragraph-rsid="003400ca" fo:background-color="transparent" style:font-name-asian="Calibri" style:font-size-asian="12pt" style:font-weight-asian="normal" style:font-name-complex="Calibri" style:font-size-complex="12pt" style:font-weight-complex="normal"/>
    </style:style>
    <style:style style:name="P59" style:family="paragraph" style:parent-style-name="Preformatted_20_Text">
      <style:paragraph-properties fo:line-height="100%" fo:text-align="start" style:justify-single-word="false"/>
      <style:text-properties style:use-window-font-color="true" loext:opacity="0%" style:font-name="Calibri" fo:font-size="12pt" fo:font-weight="normal" officeooo:rsid="0045d0f5" officeooo:paragraph-rsid="0031d024" fo:background-color="transparent" style:font-name-asian="Calibri" style:font-size-asian="12pt" style:font-weight-asian="normal" style:font-name-complex="Calibri" style:font-size-complex="12pt" style:font-weight-complex="normal"/>
    </style:style>
    <style:style style:name="P60" style:family="paragraph" style:parent-style-name="Preformatted_20_Text">
      <style:paragraph-properties fo:line-height="100%" fo:text-align="start" style:justify-single-word="false"/>
      <style:text-properties style:use-window-font-color="true" loext:opacity="0%" style:font-name="Calibri" fo:font-size="12pt" fo:font-weight="normal" officeooo:rsid="0047c3b8" officeooo:paragraph-rsid="0047c3b8" fo:background-color="transparent" style:font-name-asian="Calibri" style:font-size-asian="12pt" style:font-weight-asian="normal" style:font-name-complex="Calibri" style:font-size-complex="12pt" style:font-weight-complex="normal"/>
    </style:style>
    <style:style style:name="P61" style:family="paragraph" style:parent-style-name="Preformatted_20_Text">
      <style:paragraph-properties fo:line-height="100%" fo:text-align="start" style:justify-single-word="false"/>
      <style:text-properties style:use-window-font-color="true" loext:opacity="0%" style:font-name="Calibri" fo:font-size="12pt" fo:font-weight="normal" officeooo:rsid="004c9827" officeooo:paragraph-rsid="004c9827" fo:background-color="transparent" style:font-name-asian="Calibri" style:font-size-asian="12pt" style:font-weight-asian="normal" style:font-name-complex="Calibri" style:font-size-complex="12pt" style:font-weight-complex="normal"/>
    </style:style>
    <style:style style:name="P62" style:family="paragraph" style:parent-style-name="Standard">
      <style:paragraph-properties fo:line-height="100%" fo:text-align="start" style:justify-single-word="false"/>
      <style:text-properties style:use-window-font-color="true" loext:opacity="0%" style:font-name="Calibri" fo:font-size="16pt" fo:font-weight="normal" officeooo:rsid="0064ff52" officeooo:paragraph-rsid="0064ff52" fo:background-color="transparent" style:font-name-asian="Calibri" style:font-size-asian="16pt" style:font-name-complex="Calibri" style:font-size-complex="16pt" loext:padding="0cm" loext:border="none"/>
    </style:style>
    <style:style style:name="P63" style:family="paragraph" style:parent-style-name="Standard">
      <style:paragraph-properties fo:line-height="100%" fo:text-align="start" style:justify-single-word="false"/>
      <style:text-properties style:use-window-font-color="true" loext:opacity="0%" style:font-name="Liberation Serif" fo:font-size="12pt" fo:font-weight="normal" fo:background-color="transparent" style:font-name-asian="Liberation Serif" style:font-name-complex="Liberation Serif"/>
    </style:style>
    <style:style style:name="P64" style:family="paragraph" style:parent-style-name="Standard">
      <style:paragraph-properties fo:line-height="100%" fo:text-align="start" style:justify-single-word="false"/>
      <style:text-properties style:use-window-font-color="true" loext:opacity="0%" style:font-name="Liberation Serif" fo:font-size="12pt" fo:font-weight="normal" officeooo:paragraph-rsid="0020886c" fo:background-color="transparent" style:font-name-asian="Liberation Serif" style:font-name-complex="Liberation Serif"/>
    </style:style>
    <style:style style:name="P65" style:family="paragraph" style:parent-style-name="Preformatted_20_Text">
      <style:paragraph-properties fo:line-height="100%" fo:text-align="start" style:justify-single-word="false"/>
      <style:text-properties style:use-window-font-color="true" loext:opacity="0%" style:font-name="Liberation Serif" fo:font-size="12pt" fo:font-weight="normal" officeooo:rsid="0064ff52" officeooo:paragraph-rsid="0064ff52" fo:background-color="transparent" style:font-name-asian="Liberation Serif" style:font-name-complex="Liberation Serif" loext:padding="0cm" loext:border="none"/>
    </style:style>
    <style:style style:name="P66" style:family="paragraph" style:parent-style-name="Standard">
      <style:paragraph-properties fo:line-height="100%" fo:text-align="start" style:justify-single-word="false"/>
      <style:text-properties style:use-window-font-color="true" loext:opacity="0%" style:font-name="Liberation Serif" fo:font-size="12pt" fo:font-weight="normal" officeooo:rsid="0064ff52" officeooo:paragraph-rsid="0064ff52" fo:background-color="transparent" style:font-name-asian="Liberation Serif" style:font-name-complex="Liberation Serif" loext:padding="0cm" loext:border="none"/>
    </style:style>
    <style:style style:name="P67" style:family="paragraph" style:parent-style-name="Standard">
      <style:paragraph-properties fo:line-height="100%" fo:text-align="start" style:justify-single-word="false"/>
      <style:text-properties style:use-window-font-color="true" loext:opacity="0%" style:font-name="Liberation Serif" fo:font-size="12pt" fo:font-weight="normal" officeooo:rsid="002aabd3" officeooo:paragraph-rsid="0064ff52" fo:background-color="transparent" style:font-name-asian="Liberation Serif" style:font-name-complex="Liberation Serif" loext:padding="0cm" loext:border="none"/>
    </style:style>
    <style:style style:name="P68" style:family="paragraph" style:parent-style-name="Standard">
      <style:paragraph-properties fo:line-height="100%" fo:text-align="start" style:justify-single-word="false"/>
      <style:text-properties style:use-window-font-color="true" loext:opacity="0%" style:font-name="Liberation Serif" fo:font-size="12pt" fo:font-weight="normal" officeooo:rsid="006869fe" officeooo:paragraph-rsid="006869fe" fo:background-color="transparent" style:font-name-asian="Liberation Serif" style:font-name-complex="Liberation Serif" loext:padding="0cm" loext:border="none"/>
    </style:style>
    <style:style style:name="P69" style:family="paragraph" style:parent-style-name="Standard">
      <style:paragraph-properties fo:line-height="100%" fo:text-align="start" style:justify-single-word="false"/>
      <style:text-properties style:use-window-font-color="true" loext:opacity="0%" style:font-name="Liberation Serif" fo:font-size="12pt" fo:font-weight="normal" officeooo:rsid="00179c82" officeooo:paragraph-rsid="00179c82" fo:background-color="transparent" style:font-name-asian="Liberation Serif" style:font-size-asian="14pt" style:font-name-complex="Liberation Serif" style:font-size-complex="14pt"/>
    </style:style>
    <style:style style:name="P70" style:family="paragraph" style:parent-style-name="Standard">
      <style:paragraph-properties fo:line-height="100%" fo:text-align="start" style:justify-single-word="false"/>
      <style:text-properties style:use-window-font-color="true" loext:opacity="0%" style:font-name="Liberation Serif" fo:font-size="12pt" fo:font-weight="normal" officeooo:rsid="001cce92" officeooo:paragraph-rsid="001cce92" fo:background-color="transparent" style:font-name-asian="Liberation Serif" style:font-size-asian="14pt" style:font-name-complex="Liberation Serif" style:font-size-complex="14pt"/>
    </style:style>
    <style:style style:name="P71" style:family="paragraph" style:parent-style-name="Standard">
      <style:paragraph-properties fo:line-height="100%" fo:text-align="start" style:justify-single-word="false"/>
      <style:text-properties style:use-window-font-color="true" loext:opacity="0%" style:font-name="Liberation Serif" fo:font-size="12pt" fo:font-weight="normal" officeooo:rsid="006d1894" officeooo:paragraph-rsid="006d1894" fo:background-color="transparent" style:font-name-asian="Liberation Serif" style:font-size-asian="12pt" style:font-name-complex="Liberation Serif" style:font-size-complex="12pt" loext:padding="0cm" loext:border="none"/>
    </style:style>
    <style:style style:name="P72" style:family="paragraph" style:parent-style-name="Standard">
      <style:paragraph-properties fo:line-height="100%" fo:text-align="start" style:justify-single-word="false"/>
      <style:text-properties style:use-window-font-color="true" loext:opacity="0%" style:font-name="Liberation Serif" fo:font-size="12pt" fo:font-weight="normal" officeooo:rsid="00707338" officeooo:paragraph-rsid="00707338" fo:background-color="transparent" style:font-name-asian="Liberation Serif" style:font-size-asian="12pt" style:font-name-complex="Liberation Serif" style:font-size-complex="12pt" loext:padding="0cm" loext:border="none"/>
    </style:style>
    <style:style style:name="P73" style:family="paragraph" style:parent-style-name="Preformatted_20_Text">
      <style:paragraph-properties fo:line-height="100%" fo:text-align="start" style:justify-single-word="false"/>
      <style:text-properties style:use-window-font-color="true" loext:opacity="0%" style:font-name="Liberation Serif" fo:font-size="12pt" fo:font-weight="normal" officeooo:rsid="00789b03" officeooo:paragraph-rsid="00789b03" fo:background-color="transparent" style:font-name-asian="Liberation Serif" style:font-size-asian="12pt" style:font-name-complex="Liberation Serif" style:font-size-complex="12pt" loext:padding="0cm" loext:border="none"/>
    </style:style>
    <style:style style:name="P74" style:family="paragraph" style:parent-style-name="Standard">
      <style:paragraph-properties fo:line-height="100%" fo:text-align="start" style:justify-single-word="false"/>
      <style:text-properties style:use-window-font-color="true" loext:opacity="0%" style:font-name="Liberation Serif" fo:font-size="12pt" fo:font-weight="normal" officeooo:rsid="00789b03" officeooo:paragraph-rsid="00789b03" fo:background-color="transparent" style:font-name-asian="Liberation Serif" style:font-size-asian="12pt" style:font-name-complex="Liberation Serif" style:font-size-complex="12pt" loext:padding="0cm" loext:border="none"/>
    </style:style>
    <style:style style:name="P75" style:family="paragraph" style:parent-style-name="Standard">
      <style:paragraph-properties fo:line-height="100%" fo:text-align="start" style:justify-single-word="false"/>
      <style:text-properties style:use-window-font-color="true" loext:opacity="0%" style:font-name="Liberation Serif" fo:font-size="12pt" fo:font-weight="normal" officeooo:rsid="00767894" officeooo:paragraph-rsid="00767894" fo:background-color="transparent" style:font-name-asian="Liberation Serif" style:font-size-asian="12pt" style:font-name-complex="Liberation Serif" style:font-size-complex="12pt" loext:padding="0cm" loext:border="none"/>
    </style:style>
    <style:style style:name="P76" style:family="paragraph" style:parent-style-name="Standard">
      <style:paragraph-properties fo:line-height="100%" fo:text-align="start" style:justify-single-word="false"/>
      <style:text-properties style:use-window-font-color="true" loext:opacity="0%" style:font-name="Liberation Serif" fo:font-size="12pt" fo:font-weight="normal" officeooo:rsid="00780c57" officeooo:paragraph-rsid="00780c57" fo:background-color="transparent" style:font-name-asian="Liberation Serif" style:font-size-asian="12pt" style:font-name-complex="Liberation Serif" style:font-size-complex="12pt" loext:padding="0cm" loext:border="none"/>
    </style:style>
    <style:style style:name="P77" style:family="paragraph" style:parent-style-name="Standard">
      <style:paragraph-properties fo:line-height="100%" fo:text-align="start" style:justify-single-word="false"/>
      <style:text-properties style:use-window-font-color="true" loext:opacity="0%" style:font-name="Liberation Serif" fo:font-size="12pt" fo:font-weight="normal" officeooo:rsid="007cbcf0" officeooo:paragraph-rsid="007cbcf0" fo:background-color="transparent" style:font-name-asian="Liberation Serif" style:font-size-asian="12pt" style:font-name-complex="Liberation Serif" style:font-size-complex="12pt" loext:padding="0cm" loext:border="none"/>
    </style:style>
    <style:style style:name="P78" style:family="paragraph" style:parent-style-name="Standard">
      <style:paragraph-properties fo:line-height="100%" fo:text-align="start" style:justify-single-word="false"/>
      <style:text-properties style:use-window-font-color="true" loext:opacity="0%" style:font-name="Liberation Serif" fo:font-size="12pt" fo:font-weight="normal" officeooo:rsid="008517bc" officeooo:paragraph-rsid="008517bc" fo:background-color="transparent" style:font-name-asian="Liberation Serif" style:font-size-asian="12pt" style:font-name-complex="Liberation Serif" style:font-size-complex="12pt" loext:padding="0cm" loext:border="none"/>
    </style:style>
    <style:style style:name="P79" style:family="paragraph" style:parent-style-name="Standard">
      <style:paragraph-properties fo:line-height="100%" fo:text-align="start" style:justify-single-word="false"/>
      <style:text-properties style:use-window-font-color="true" loext:opacity="0%" style:font-name="Liberation Serif" fo:font-size="12pt" fo:font-weight="normal" officeooo:rsid="0085bcc3" officeooo:paragraph-rsid="0085bcc3" fo:background-color="transparent" style:font-name-asian="Liberation Serif" style:font-size-asian="12pt" style:font-name-complex="Liberation Serif" style:font-size-complex="12pt" loext:padding="0cm" loext:border="none"/>
    </style:style>
    <style:style style:name="P80" style:family="paragraph" style:parent-style-name="Standard">
      <style:paragraph-properties fo:line-height="100%" fo:text-align="start" style:justify-single-word="false"/>
      <style:text-properties style:use-window-font-color="true" loext:opacity="0%" style:font-name="Liberation Serif" fo:font-size="12pt" fo:font-weight="bold" fo:background-color="transparent" style:font-name-asian="Liberation Serif" style:font-weight-asian="bold" style:font-name-complex="Liberation Serif" style:font-weight-complex="bold"/>
    </style:style>
    <style:style style:name="P81" style:family="paragraph" style:parent-style-name="Standard">
      <style:paragraph-properties fo:line-height="100%" fo:text-align="start" style:justify-single-word="false"/>
      <style:text-properties style:use-window-font-color="true" loext:opacity="0%" style:font-name="Liberation Serif" fo:font-size="16pt" fo:font-weight="normal" officeooo:rsid="006d1894" officeooo:paragraph-rsid="006d1894" fo:background-color="transparent" style:font-name-asian="Liberation Serif" style:font-size-asian="16pt" style:font-name-complex="Liberation Serif" style:font-size-complex="16pt" loext:padding="0cm" loext:border="none"/>
    </style:style>
    <style:style style:name="P82" style:family="paragraph" style:parent-style-name="Standard">
      <style:paragraph-properties fo:line-height="100%" fo:text-align="start" style:justify-single-word="false"/>
      <style:text-properties style:use-window-font-color="true" loext:opacity="0%" style:font-name="Liberation Serif" fo:font-size="11pt" fo:font-weight="normal" officeooo:rsid="006d1894" officeooo:paragraph-rsid="006d1894" fo:background-color="transparent" style:font-name-asian="Liberation Serif" style:font-size-asian="9.60000038146973pt" style:font-name-complex="Liberation Serif" style:font-size-complex="11pt" loext:padding="0cm" loext:border="none"/>
    </style:style>
    <style:style style:name="P83" style:family="paragraph" style:parent-style-name="Standard">
      <style:paragraph-properties fo:line-height="100%" fo:text-align="start" style:justify-single-word="false"/>
      <style:text-properties style:use-window-font-color="true" loext:opacity="0%" style:font-name="Liberation Mono" fo:font-size="10pt" fo:font-weight="normal" fo:background-color="transparent" style:font-name-asian="Liberation Mono" style:font-name-complex="Liberation Mono"/>
    </style:style>
    <style:style style:name="P84" style:family="paragraph" style:parent-style-name="Standard">
      <style:paragraph-properties fo:margin-top="0cm" fo:margin-bottom="0.499cm" style:contextual-spacing="false" fo:line-height="100%" fo:text-align="start" style:justify-single-word="false"/>
      <style:text-properties style:use-window-font-color="true" loext:opacity="0%" style:font-name="Liberation Mono" fo:font-size="10pt" fo:font-weight="normal" fo:background-color="transparent" style:font-name-asian="Liberation Mono" style:font-name-complex="Liberation Mono"/>
    </style:style>
    <style:style style:name="P85" style:family="paragraph" style:parent-style-name="Standard">
      <style:paragraph-properties fo:line-height="100%" fo:text-align="start" style:justify-single-word="false"/>
      <style:text-properties style:use-window-font-color="true" loext:opacity="0%" style:font-name="Calibri1" fo:font-size="14pt" fo:font-weight="normal" fo:background-color="#ffff00" style:font-name-asian="Liberation Serif" style:font-size-asian="14pt" style:font-weight-asian="normal" style:font-name-complex="Liberation Serif" style:font-size-complex="14pt" style:font-weight-complex="normal"/>
    </style:style>
    <style:style style:name="P86" style:family="paragraph" style:parent-style-name="Standard">
      <style:paragraph-properties fo:line-height="100%" fo:text-align="start" style:justify-single-word="false"/>
      <style:text-properties style:use-window-font-color="true" loext:opacity="0%" style:font-name="Calibri1" fo:font-size="14pt" fo:font-weight="normal" fo:background-color="#ffff00" style:font-name-asian="Liberation Serif" style:font-size-asian="14pt" style:font-name-complex="Liberation Serif" style:font-size-complex="14pt"/>
    </style:style>
    <style:style style:name="P87" style:family="paragraph" style:parent-style-name="Standard">
      <style:paragraph-properties fo:line-height="100%" fo:text-align="start" style:justify-single-word="false"/>
      <style:text-properties style:use-window-font-color="true" loext:opacity="0%" style:font-name="Calibri1" fo:font-size="14pt" fo:font-weight="normal" officeooo:rsid="0020886c" officeooo:paragraph-rsid="0020886c" fo:background-color="#ffff00" style:font-name-asian="Liberation Serif" style:font-size-asian="14pt" style:font-name-complex="Liberation Serif" style:font-size-complex="14pt"/>
    </style:style>
    <style:style style:name="P88" style:family="paragraph" style:parent-style-name="Standard">
      <style:paragraph-properties fo:line-height="100%" fo:text-align="start" style:justify-single-word="false"/>
      <style:text-properties style:use-window-font-color="true" loext:opacity="0%" style:font-name="Calibri1" fo:font-size="14pt" fo:font-weight="normal" officeooo:rsid="0021e004" officeooo:paragraph-rsid="0021e004" fo:background-color="#ffff00" style:font-name-asian="Liberation Serif" style:font-size-asian="14pt" style:font-name-complex="Liberation Serif" style:font-size-complex="14pt"/>
    </style:style>
    <style:style style:name="P89" style:family="paragraph" style:parent-style-name="Standard">
      <style:paragraph-properties fo:line-height="100%" fo:text-align="start" style:justify-single-word="false"/>
      <style:text-properties style:use-window-font-color="true" loext:opacity="0%" style:font-name="Calibri1" fo:font-size="14pt" fo:font-weight="normal" officeooo:rsid="0014de14" fo:background-color="#ffff00" style:font-name-asian="Liberation Serif" style:font-size-asian="14pt" style:font-name-complex="Liberation Serif" style:font-size-complex="14pt"/>
    </style:style>
    <style:style style:name="P90" style:family="paragraph" style:parent-style-name="Standard">
      <style:paragraph-properties fo:margin-top="0cm" fo:margin-bottom="0.499cm" style:contextual-spacing="false" fo:line-height="100%" fo:text-align="start" style:justify-single-word="false"/>
      <style:text-properties style:use-window-font-color="true" loext:opacity="0%" style:font-name="Calibri1" fo:font-size="12pt" fo:font-weight="bold" fo:background-color="transparent" style:font-name-asian="Liberation Mono" style:font-size-asian="12pt" style:font-weight-asian="bold" style:font-name-complex="Liberation Mono" style:font-size-complex="12pt" style:font-weight-complex="bold"/>
    </style:style>
    <style:style style:name="P91" style:family="paragraph" style:parent-style-name="Preformatted_20_Text">
      <style:text-properties fo:font-size="12pt" fo:font-weight="bold" style:font-size-asian="12pt" style:font-weight-asian="bold" style:font-size-complex="12pt" style:font-weight-complex="bold"/>
    </style:style>
    <style:style style:name="P92" style:family="paragraph" style:parent-style-name="Preformatted_20_Text">
      <style:paragraph-properties fo:margin-top="0cm" fo:margin-bottom="0.499cm" style:contextual-spacing="false"/>
      <style:text-properties fo:font-size="12pt" fo:font-weight="bold" style:font-size-asian="12pt" style:font-weight-asian="bold" style:font-size-complex="12pt" style:font-weight-complex="bold"/>
    </style:style>
    <style:style style:name="P93" style:family="paragraph" style:parent-style-name="Standard">
      <style:paragraph-properties fo:line-height="100%" fo:text-align="start" style:justify-single-word="false"/>
      <style:text-properties officeooo:paragraph-rsid="0023e433"/>
    </style:style>
    <style:style style:name="P94" style:family="paragraph" style:parent-style-name="Standard">
      <style:paragraph-properties fo:line-height="100%" fo:text-align="start" style:justify-single-word="false"/>
      <style:text-properties officeooo:paragraph-rsid="00767894"/>
    </style:style>
    <style:style style:name="P95" style:family="paragraph" style:parent-style-name="Standard">
      <style:paragraph-properties fo:line-height="100%" fo:text-align="start" style:justify-single-word="false"/>
      <style:text-properties officeooo:paragraph-rsid="0078cff8"/>
    </style:style>
    <style:style style:name="P96" style:family="paragraph" style:parent-style-name="Standard">
      <style:paragraph-properties fo:line-height="100%" fo:text-align="start" style:justify-single-word="false"/>
      <style:text-properties fo:color="#97d4d9" loext:opacity="100%" style:font-name="Liberation Serif" fo:font-size="10.5pt" fo:font-weight="normal" fo:background-color="#261c1e" style:font-name-asian="Liberation Serif" style:font-name-complex="Liberation Serif"/>
    </style:style>
    <style:style style:name="P97" style:family="paragraph" style:parent-style-name="Standard">
      <style:paragraph-properties fo:line-height="100%" fo:text-align="start" style:justify-single-word="false"/>
      <style:text-properties fo:color="#000000" loext:opacity="100%" style:font-name="Calibri1" fo:font-size="14pt" fo:font-weight="normal" fo:background-color="#ffff00" style:font-name-asian="Liberation Serif" style:font-size-asian="14pt" style:font-name-complex="Liberation Serif" style:font-size-complex="14pt"/>
    </style:style>
    <style:style style:name="P98" style:family="paragraph" style:parent-style-name="Standard">
      <style:paragraph-properties fo:line-height="100%" fo:text-align="start" style:justify-single-word="false"/>
      <style:text-properties fo:color="#000000" loext:opacity="100%" style:font-name="Liberation Serif" fo:font-size="12pt" fo:font-weight="normal" fo:background-color="transparent" style:font-name-asian="Liberation Serif" style:font-size-asian="12pt" style:font-name-complex="Liberation Serif" style:font-size-complex="12pt"/>
    </style:style>
    <style:style style:name="P99" style:family="paragraph" style:parent-style-name="Standard">
      <style:paragraph-properties fo:line-height="100%" fo:text-align="start" style:justify-single-word="false"/>
      <style:text-properties fo:color="#000000" loext:opacity="100%" style:font-name="Liberation Serif" fo:font-size="12pt" fo:font-weight="bold" fo:background-color="transparent" style:font-name-asian="Liberation Serif" style:font-size-asian="12pt" style:font-weight-asian="bold" style:font-name-complex="Liberation Serif" style:font-size-complex="12pt" style:font-weight-complex="bold"/>
    </style:style>
    <style:style style:name="P100" style:family="paragraph" style:parent-style-name="Standard">
      <style:paragraph-properties fo:line-height="100%" fo:text-align="start" style:justify-single-word="false"/>
      <style:text-properties style:font-name="Calibri1" fo:font-size="14pt" fo:background-color="#ffff00" style:font-size-asian="14pt" style:font-size-complex="14pt"/>
    </style:style>
    <style:style style:name="P101" style:family="paragraph" style:parent-style-name="Standard">
      <style:paragraph-properties fo:line-height="100%" fo:text-align="start" style:justify-single-word="false"/>
      <style:text-properties officeooo:rsid="0023e433" officeooo:paragraph-rsid="0023e433"/>
    </style:style>
    <style:style style:name="P102" style:family="paragraph" style:parent-style-name="Standard" style:list-style-name="L1">
      <style:paragraph-properties fo:margin-left="-0.635cm" fo:margin-right="0cm" fo:line-height="100%" fo:text-align="start" style:justify-single-word="false" fo:text-indent="0cm" style:auto-text-indent="false"/>
      <style:text-properties style:use-window-font-color="true" loext:opacity="0%" style:font-name="Liberation Serif" fo:font-size="12pt" fo:font-weight="bold" fo:background-color="transparent" style:font-name-asian="Liberation Serif" style:font-weight-asian="bold" style:font-name-complex="Liberation Serif" style:font-weight-complex="bold"/>
    </style:style>
    <style:style style:name="P103" style:family="paragraph" style:parent-style-name="Standard">
      <style:paragraph-properties fo:line-height="100%" fo:text-align="start" style:justify-single-word="false"/>
      <style:text-properties style:use-window-font-color="true" loext:opacity="0%" style:font-name="Liberation Serif" fo:font-size="12pt" fo:font-weight="normal" officeooo:rsid="008517bc" officeooo:paragraph-rsid="008517bc" fo:background-color="transparent" style:font-name-asian="Liberation Serif" style:font-size-asian="12pt" style:font-name-complex="Liberation Serif" style:font-size-complex="12pt" loext:padding="0cm" loext:border="none"/>
    </style:style>
    <style:style style:name="P104" style:family="paragraph" style:parent-style-name="Standard">
      <style:paragraph-properties fo:line-height="100%" fo:text-align="start" style:justify-single-word="false"/>
      <style:text-properties style:use-window-font-color="true" loext:opacity="0%" style:font-name="Liberation Serif" fo:font-size="12pt" fo:font-weight="normal" officeooo:rsid="008517bc" officeooo:paragraph-rsid="0098a450" fo:background-color="transparent" style:font-name-asian="Liberation Serif" style:font-size-asian="12pt" style:font-name-complex="Liberation Serif" style:font-size-complex="12pt" loext:padding="0cm" loext:border="none"/>
    </style:style>
    <style:style style:name="P105" style:family="paragraph" style:parent-style-name="Standard">
      <style:paragraph-properties fo:line-height="100%" fo:text-align="start" style:justify-single-word="false"/>
      <style:text-properties style:use-window-font-color="true" loext:opacity="0%" style:font-name="Liberation Serif" fo:font-size="12pt" fo:font-weight="normal" officeooo:rsid="008d1d6c" officeooo:paragraph-rsid="008d1d6c" fo:background-color="transparent" style:font-name-asian="Liberation Serif" style:font-size-asian="12pt" style:font-name-complex="Liberation Serif" style:font-size-complex="12pt" loext:padding="0cm" loext:border="none"/>
    </style:style>
    <style:style style:name="P106" style:family="paragraph" style:parent-style-name="Standard">
      <style:paragraph-properties fo:line-height="100%" fo:text-align="start" style:justify-single-word="false"/>
      <style:text-properties style:use-window-font-color="true" loext:opacity="0%" style:font-name="Liberation Serif" fo:font-size="12pt" fo:font-weight="normal" officeooo:rsid="008d1d6c" officeooo:paragraph-rsid="0095c375" fo:background-color="transparent" style:font-name-asian="Liberation Serif" style:font-size-asian="12pt" style:font-name-complex="Liberation Serif" style:font-size-complex="12pt" loext:padding="0cm" loext:border="none"/>
    </style:style>
    <style:style style:name="P107" style:family="paragraph" style:parent-style-name="Standard">
      <style:paragraph-properties fo:line-height="100%" fo:text-align="start" style:justify-single-word="false"/>
      <style:text-properties style:use-window-font-color="true" loext:opacity="0%" style:font-name="Liberation Serif" fo:font-size="12pt" fo:font-weight="normal" officeooo:rsid="008e6a9f" officeooo:paragraph-rsid="008e6a9f" fo:background-color="transparent" style:font-name-asian="Liberation Serif" style:font-size-asian="12pt" style:font-name-complex="Liberation Serif" style:font-size-complex="12pt" loext:padding="0cm" loext:border="none"/>
    </style:style>
    <style:style style:name="P108" style:family="paragraph" style:parent-style-name="Standard">
      <style:paragraph-properties fo:line-height="100%" fo:text-align="start" style:justify-single-word="false"/>
      <style:text-properties officeooo:paragraph-rsid="0098a450" loext:padding="0cm" loext:border="none"/>
    </style:style>
    <style:style style:name="T1" style:family="text">
      <style:text-properties style:use-window-font-color="true" loext:opacity="0%" style:font-name="Liberation Serif" fo:font-size="12pt" fo:font-weight="normal" officeooo:rsid="001cce92" fo:background-color="transparent" loext:char-shading-value="0" style:font-name-asian="Liberation Serif" style:font-size-asian="14pt" style:font-name-complex="Liberation Serif" style:font-size-complex="14pt"/>
    </style:style>
    <style:style style:name="T2" style:family="text">
      <style:text-properties style:use-window-font-color="true" loext:opacity="0%" style:font-name="Liberation Serif" fo:font-size="12pt" fo:font-weight="normal" officeooo:rsid="00767894" fo:background-color="transparent" loext:char-shading-value="0" style:font-name-asian="Liberation Serif" style:font-size-asian="12pt" style:font-name-complex="Liberation Serif" style:font-size-complex="12pt" loext:padding="0cm" loext:border="none"/>
    </style:style>
    <style:style style:name="T3" style:family="text">
      <style:text-properties style:use-window-font-color="true" loext:opacity="0%" style:font-name="Liberation Serif" fo:font-size="12pt" fo:font-weight="normal" officeooo:rsid="00707338" fo:background-color="transparent" loext:char-shading-value="0" style:font-name-asian="Liberation Serif" style:font-size-asian="12pt" style:font-name-complex="Liberation Serif" style:font-size-complex="12pt" loext:padding="0cm" loext:border="none"/>
    </style:style>
    <style:style style:name="T4" style:family="text">
      <style:text-properties style:use-window-font-color="true" loext:opacity="0%" style:font-name="Liberation Serif" fo:font-size="12pt" fo:font-weight="normal" officeooo:rsid="008517bc" fo:background-color="transparent" loext:char-shading-value="0" style:font-name-asian="Liberation Serif" style:font-size-asian="12pt" style:font-name-complex="Liberation Serif" style:font-size-complex="12pt"/>
    </style:style>
    <style:style style:name="T5" style:family="text">
      <style:text-properties style:use-window-font-color="true" loext:opacity="0%" fo:font-weight="normal" style:font-name-asian="Liberation Serif" style:font-name-complex="Liberation Serif"/>
    </style:style>
    <style:style style:name="T6" style:family="text">
      <style:text-properties style:use-window-font-color="true" loext:opacity="0%" fo:font-weight="normal" officeooo:rsid="0014de14" style:font-name-asian="Liberation Serif" style:font-name-complex="Liberation Serif"/>
    </style:style>
    <style:style style:name="T7" style:family="text">
      <style:text-properties style:use-window-font-color="true" loext:opacity="0%" fo:font-weight="normal" style:font-name-asian="Calibri" style:font-name-complex="Calibri"/>
    </style:style>
    <style:style style:name="T8" style:family="text">
      <style:text-properties style:use-window-font-color="true" loext:opacity="0%" fo:font-weight="normal" officeooo:rsid="0014de14" style:font-name-asian="Calibri" style:font-name-complex="Calibri"/>
    </style:style>
    <style:style style:name="T9" style:family="text">
      <style:text-properties style:use-window-font-color="true" loext:opacity="0%" fo:font-size="12pt" fo:font-weight="normal" officeooo:rsid="00707338" fo:background-color="transparent" loext:char-shading-value="0" style:font-size-asian="12pt" style:font-size-complex="12pt" loext:padding="0cm" loext:border="none"/>
    </style:style>
    <style:style style:name="T10" style:family="text">
      <style:text-properties style:font-name="Calibri1" fo:font-size="14pt" fo:background-color="#ffff00" loext:char-shading-value="0" style:font-size-asian="14pt" style:font-size-complex="14pt"/>
    </style:style>
    <style:style style:name="T11" style:family="text">
      <style:text-properties style:font-name="Calibri1" fo:font-size="14pt" officeooo:rsid="0014de14" fo:background-color="#ffff00" loext:char-shading-value="0" style:font-size-asian="14pt" style:font-size-complex="14pt"/>
    </style:style>
    <style:style style:name="T12" style:family="text">
      <style:text-properties officeooo:rsid="0014de14"/>
    </style:style>
    <style:style style:name="T13" style:family="text">
      <style:text-properties fo:font-weight="bold" style:font-weight-asian="bold" style:font-weight-complex="bold"/>
    </style:style>
    <style:style style:name="T14" style:family="text">
      <style:text-properties fo:font-weight="bold" officeooo:rsid="001f5d80" style:font-weight-asian="bold" style:font-weight-complex="bold"/>
    </style:style>
    <style:style style:name="T15" style:family="text">
      <style:text-properties fo:font-weight="bold" officeooo:rsid="008123b2" style:font-weight-asian="bold" style:font-weight-complex="bold"/>
    </style:style>
    <style:style style:name="T16" style:family="text">
      <style:text-properties fo:font-weight="bold" officeooo:rsid="008158a1" style:font-weight-asian="bold" style:font-weight-complex="bold"/>
    </style:style>
    <style:style style:name="T17" style:family="text">
      <style:text-properties fo:font-weight="bold" style:font-size-asian="11pt" style:font-weight-asian="bold" style:font-size-complex="11pt" style:font-weight-complex="bold"/>
    </style:style>
    <style:style style:name="T18" style:family="text">
      <style:text-properties officeooo:rsid="001d0cfb"/>
    </style:style>
    <style:style style:name="T19" style:family="text">
      <style:text-properties officeooo:rsid="0020886c"/>
    </style:style>
    <style:style style:name="T20" style:family="text">
      <style:text-properties style:font-size-asian="14pt" style:font-weight-asian="normal" style:font-size-complex="14pt" style:font-weight-complex="normal"/>
    </style:style>
    <style:style style:name="T21" style:family="text">
      <style:text-properties officeooo:rsid="002940ea" style:font-size-asian="14pt" style:font-weight-asian="normal" style:font-size-complex="14pt" style:font-weight-complex="normal"/>
    </style:style>
    <style:style style:name="T22" style:family="text">
      <style:text-properties officeooo:rsid="002a66b2" style:font-size-asian="14pt" style:font-weight-asian="normal" style:font-size-complex="14pt" style:font-weight-complex="normal"/>
    </style:style>
    <style:style style:name="T23" style:family="text">
      <style:text-properties officeooo:rsid="0021a60d"/>
    </style:style>
    <style:style style:name="T24" style:family="text">
      <style:text-properties officeooo:rsid="0023521a"/>
    </style:style>
    <style:style style:name="T25" style:family="text">
      <style:text-properties officeooo:rsid="0023d9d6"/>
    </style:style>
    <style:style style:name="T26" style:family="text">
      <style:text-properties officeooo:rsid="0023e433"/>
    </style:style>
    <style:style style:name="T27" style:family="text">
      <style:text-properties officeooo:rsid="0027f231"/>
    </style:style>
    <style:style style:name="T28" style:family="text">
      <style:text-properties officeooo:rsid="002a8c88"/>
    </style:style>
    <style:style style:name="T29" style:family="text">
      <style:text-properties officeooo:rsid="002dc039"/>
    </style:style>
    <style:style style:name="T30" style:family="text">
      <style:text-properties officeooo:rsid="002f6ca9"/>
    </style:style>
    <style:style style:name="T31" style:family="text">
      <style:text-properties officeooo:rsid="00301564"/>
    </style:style>
    <style:style style:name="T32" style:family="text">
      <style:text-properties fo:font-size="14pt" fo:background-color="#ffff00" loext:char-shading-value="0" style:font-size-asian="14pt" style:font-size-complex="14pt"/>
    </style:style>
    <style:style style:name="T33" style:family="text">
      <style:text-properties officeooo:rsid="00492207"/>
    </style:style>
    <style:style style:name="T34" style:family="text">
      <style:text-properties officeooo:rsid="00502228"/>
    </style:style>
    <style:style style:name="T35" style:family="text">
      <style:text-properties officeooo:rsid="005989c7"/>
    </style:style>
    <style:style style:name="T36" style:family="text">
      <style:text-properties officeooo:rsid="005f12f9"/>
    </style:style>
    <style:style style:name="T37" style:family="text">
      <style:text-properties loext:padding="0cm" loext:border="none"/>
    </style:style>
    <style:style style:name="T38" style:family="text">
      <style:text-properties officeooo:rsid="0064ff52"/>
    </style:style>
    <style:style style:name="T39" style:family="text">
      <style:text-properties officeooo:rsid="00669b5c"/>
    </style:style>
    <style:style style:name="T40" style:family="text">
      <style:text-properties officeooo:rsid="0075f4b0"/>
    </style:style>
    <style:style style:name="T41" style:family="text">
      <style:text-properties officeooo:rsid="00767894"/>
    </style:style>
    <style:style style:name="T42" style:family="text">
      <style:text-properties officeooo:rsid="00771a6d"/>
    </style:style>
    <style:style style:name="T43" style:family="text">
      <style:text-properties officeooo:rsid="007d5770"/>
    </style:style>
    <style:style style:name="T44" style:family="text">
      <style:text-properties officeooo:rsid="00805041"/>
    </style:style>
    <style:style style:name="T45" style:family="text">
      <style:text-properties officeooo:rsid="008123b2"/>
    </style:style>
    <style:style style:name="T46" style:family="text">
      <style:text-properties officeooo:rsid="008158a1"/>
    </style:style>
    <style:style style:name="T47" style:family="text">
      <style:text-properties officeooo:rsid="008d1d6c"/>
    </style:style>
    <style:style style:name="T48" style:family="text">
      <style:text-properties officeooo:rsid="008ed8bb"/>
    </style:style>
    <style:style style:name="T49" style:family="text">
      <style:text-properties officeooo:rsid="008ff10a"/>
    </style:style>
    <style:style style:name="T50" style:family="text">
      <style:text-properties officeooo:rsid="00917ebb"/>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86">#Estrutura do MongoDB</text:p>
      <text:p text:style-name="P63"/>
      <text:p text:style-name="P63">Os bancos de dados mongodb possuem collections (tabelas) que são um conjunto de documentos com formato de arquivo <text:s/>para estruturar dados chamado BSON que possuem estruturas muito similares a objetos javascript (JSON) estruturados por meio de fields ({} colunas) que possuem valores (linhas).O mongo DB armazerna os dados em BSON e os visualiza em JSON ou CSV localmente ou de forma externa</text:p>
      <text:p text:style-name="P4"/>
      <text:p text:style-name="P63">Bson é uma representação binária para armazernar dados no formato JSON, otimizando a velocidade, espaço e flexibilidade e entre outros problemas do formato JSON, o objetivo é alcança alta perfomace e foco em propósito geral. além de suportar a extensão a tipos de dados não suportados nativamente pelo JSON. Permitindo uma comunicação mais fácil entre o BD e as aplicações que podem ser escritos em várias linguagens, cada uma com sua própria variedade da dados.</text:p>
      <text:p text:style-name="P63"/>
      <text:p text:style-name="P63">Json format inicia e termina com chaves {}</text:p>
      <text:p text:style-name="P63">separa chaves (field/<text:span text:style-name="T19">campos</text:span>) e valores (linha<text:span text:style-name="T19">s</text:span>) por :</text:p>
      <text:p text:style-name="P63">separa cada par de keys( field) <text:s/>: e valor (linha) por , exemplo: “field”:value</text:p>
      <text:p text:style-name="P63">"" ao redor das chaves</text:p>
      <text:p text:style-name="P4"/>
      <text:p text:style-name="P4"/>
      <text:p text:style-name="P86">#Importando em BSON</text:p>
      <text:p text:style-name="P63">sudo mongorestore --uri="mongodb+srv://m001-student:m001-mongodb-basics@sandbox.bcdkq.mongodb.net/sample_airbnb" --drop dump</text:p>
      <text:p text:style-name="P63"><text:s text:c="3"/></text:p>
      <text:p text:style-name="P4"/>
      <text:p text:style-name="P4"/>
      <text:p text:style-name="P86">#Exportando em BSON</text:p>
      <text:p text:style-name="P63">sudo mongodump --uri="mongodb+srv://m001-student:m001-mongodb-basics@sandbox.bcdkq.mongodb.net/sample_restaurants" --drop dump/sample_restaurants</text:p>
      <text:p text:style-name="P4"/>
      <text:p text:style-name="P4"/>
      <text:p text:style-name="P86">#Importando em JSON</text:p>
      <text:p text:style-name="P63">sudo mongoimport --uri="mongodb+srv://m001-student:m001-mongodb-basics@sandbox.bcdkq.mongodb.net/sample_restaurants" <text:s/>-c=restaurants --drop restaurants.json</text:p>
      <text:p text:style-name="P4"/>
      <text:p text:style-name="P63">@pra importa em CSV ou TSV precisa especificar os fields</text:p>
      <text:p text:style-name="P4"/>
      <text:p text:style-name="P86">#Exportando JSON</text:p>
      <text:p text:style-name="P63">sudo mongoexport --uri="mongodb+srv://m001-student:m001-mongodb-basics@sandbox.bcdkq.mongodb.net/sample_airbnb" -d=sample_airbnb -c=listingsAndReviews --type=json -o=/home/brenfern/meusjson/listing.json</text:p>
      <text:p text:style-name="P4"/>
      <text:p text:style-name="P4"/>
      <text:p text:style-name="P86">#Expotando CSV</text:p>
      <text:p text:style-name="P63">sudo mongoexport --uri="mongodb+srv://m001-student:m001-mongodb-basics@sandbox.bcdkq.mongodb.net/sample_airbnb" -d=sample_airbnb -c=listingsAndReviews --type=csv -o=/home/brenfern/meusjson/listing.csv -f=listing_url</text:p>
      <text:p text:style-name="P63"/>
      <text:p text:style-name="P4"/>
      <text:p text:style-name="P63"><text:soft-page-break/>use &lt;db&gt;</text:p>
      <text:p text:style-name="P4"/>
      <text:p text:style-name="P63">show dbs</text:p>
      <text:p text:style-name="P4"/>
      <text:p text:style-name="P63">show collections</text:p>
      <text:p text:style-name="P4"/>
      <text:p text:style-name="P63">#inset</text:p>
      <text:p text:style-name="P4"/>
      <text:p text:style-name="P63">#insertOne</text:p>
      <text:p text:style-name="P4"/>
      <text:p text:style-name="P63">db.escola.insertOne( {“Nome” : “Breno” , “Idade” : 14} )</text:p>
      <text:p text:style-name="P4"/>
      <text:p text:style-name="P4"/>
      <text:p text:style-name="P86">#Inserindo um objeto, <text:span text:style-name="T23">subdocumento</text:span></text:p>
      <text:p text:style-name="P4"/>
      <text:p text:style-name="P63"/>
      <text:p text:style-name="P63">db.pets.insertOne(“_id: 1”, “pet”: “cat”, “atributos”: {“coat”: “lalala”, “crack”: “lababub”}, </text:p>
      <text:p text:style-name="P63">“nome”: “Erduado”})</text:p>
      <text:p text:style-name="P4"/>
      <text:p text:style-name="P87">#Inserindo um Array/Matriz</text:p>
      <text:p text:style-name="P88">#a array possui objetos que são subdocumentos</text:p>
      <text:p text:style-name="P63"/>
      <text:p text:style-name="P63">db.pets.insertOne(“_id: 1”, “pet”: “cat”, “atributos”: [{“coat”: “lalala”, “crack”: “lababub”}, {“defense” 1234, “power”: 1000}], </text:p>
      <text:p text:style-name="P63">“nome”: “Erduado”})</text:p>
      <text:p text:style-name="P4"/>
      <text:p text:style-name="P86">#insertMany</text:p>
      <text:p text:style-name="P4"/>
      <text:p text:style-name="P63">db.escola.insertMany( [ {“Nome” : “Breno” , “Idade” : 14}, {“Nome” : “Fernando”, “Idade” : 17} ] )</text:p>
      <text:p text:style-name="P4"/>
      <text:p text:style-name="P4"/>
      <text:p text:style-name="P86">#updateOne</text:p>
      <text:p text:style-name="P4"/>
      <text:p text:style-name="P63">db.pessoas.updateOne({“Nome” : “Breno” , “Idade” : 14}, {$set: {esta_empregado: true} })</text:p>
      <text:p text:style-name="P4"/>
      <text:p text:style-name="P63">db.grades.updateOne({“student_id”: 250, “class_id”: 339, {“$push: {“scores”: {“type”: “extra credit”, “score”: 100 }}})</text:p>
      <text:p text:style-name="P4"/>
      <text:p text:style-name="P86">#updateMany</text:p>
      <text:p text:style-name="P63"/>
      <text:p text:style-name="P63">db.pessoas.updateMany({} , {$set: {“Salario”: 5000} })</text:p>
      <text:p text:style-name="P4"/>
      <text:p text:style-name="P63">db.zips.updateMany({“city”: “HUDSON”}, {“$inc”: {“pop”: 10}})</text:p>
      <text:p text:style-name="P4"/>
      <text:p text:style-name="P4"/>
      <text:p text:style-name="P63">#deleteMany</text:p>
      <text:p text:style-name="P4"/>
      <text:p text:style-name="P63">db.pessoas.delete.Many({“esta_empregado”: true})</text:p>
      <text:p text:style-name="P4"/>
      <text:p text:style-name="P63">#deleteOne</text:p>
      <text:p text:style-name="P4"/>
      <text:p text:style-name="P63">db.pessoas.delete.One({“Nome” : “Debora”})</text:p>
      <text:p text:style-name="P4"><text:soft-page-break/></text:p>
      <text:p text:style-name="P63">#Vai inserir apenas os documentos que não possuem “_id” duplicada </text:p>
      <text:p text:style-name="P4"/>
      <text:p text:style-name="P83">db.pets.insert([{ "_id": 1, "pet": "cat" },</text:p>
      <text:p text:style-name="P83"><text:s text:c="16"/>{ "_id": 1, "pet": "dog" },</text:p>
      <text:p text:style-name="P83"><text:s text:c="16"/>{ "_id": 3, "pet": "fish" },</text:p>
      <text:p text:style-name="P84"><text:s text:c="16"/>{ "_id": 4, "pet": "snake" }], { "ordered": false })</text:p>
      <text:p text:style-name="P90">------------------------------------------------------------------------------------------------</text:p>
      <text:p text:style-name="P63"><text:span text:style-name="T10">#dropa coleções</text:span> </text:p>
      <text:p text:style-name="P4"/>
      <text:p text:style-name="P63">db.pessoas.drop()</text:p>
      <text:p text:style-name="P4"/>
      <text:p text:style-name="P63">#dropa banco de dados</text:p>
      <text:p text:style-name="P4"/>
      <text:p text:style-name="P63">db.dropdatabase() #o banco que você tá no momento</text:p>
      <text:p text:style-name="P4"/>
      <text:p text:style-name="P63">#otimiza espaço</text:p>
      <text:p text:style-name="P63"/>
      <text:p text:style-name="P63"/>
      <text:p text:style-name="P7">db.<text:span text:style-name="T36">pessoascr</text:span>.renameCollection()</text:p>
      <text:p text:style-name="P4"/>
      <text:p text:style-name="P4"/>
      <table:table table:name="Tabela1" table:style-name="Tabela1">
        <table:table-column table:style-name="Tabela1.A"/>
        <table:table-row table:style-name="TableLine94189681030512">
          <table:table-cell table:style-name="Tabela1.A1" office:value-type="string">
            <text:p text:style-name="P63">db.getSiblingDB("config").cache.databases.remove({_id:"DATABASE"}, {writeConcern: {w: 'majority'}});</text:p>
          </table:table-cell>
        </table:table-row>
        <table:table-row table:style-name="TableLine94189681077472">
          <table:table-cell table:style-name="Tabela1.A2" office:value-type="string">
            <text:p text:style-name="P63">db.getSiblingDB("config").cache.collections.remove({_id:/^DATABASE.*/}, {writeConcern: {w: 'majority'}});</text:p>
          </table:table-cell>
        </table:table-row>
      </table:table>
      <text:p text:style-name="P4"/>
      <text:p text:style-name="P4"/>
      <text:p text:style-name="P63">#conectando no cluster atlas</text:p>
      <text:p text:style-name="P4"/>
      <text:p text:style-name="P63">mongodb+srv://m001-student:m001-mongodb-basics@sandbox.bcdkq.mongodb.net/test</text:p>
      <text:p text:style-name="P4"/>
      <text:p text:style-name="P2">---------------------------------------------------------------------------------------------------------</text:p>
      <text:p text:style-name="P4"/>
      <text:p text:style-name="P64">#Pesquisando no atlas <text:s/>com JSON</text:p>
      <text:p text:style-name="P64">{"start station name":"Howard St &amp; Centre St", "birth year": 1961}</text:p>
      <text:p text:style-name="P5"/>
      <text:p text:style-name="P64">Na linha de comando usando o find: db.trips.find({“start station name":"Howard St &amp; Centre St", "birth year": 1961})</text:p>
      <text:p text:style-name="P5"/>
      <text:p text:style-name="P64">@it = iterar ou fazer de novo, repetir, reiterar-se</text:p>
      <text:p text:style-name="P5"/>
      <text:p text:style-name="P64">#quando usamos o find ele só mostra um quantidade limitada de documentos na tela, se quisermos ver mais deveremos usar o method it para ele retornar os próximos 20 documentos, isso é possível através do cursor, um objeto que o find retorna e que aponta para o conjunto de resultados da nossa última consulta.</text:p>
      <text:p text:style-name="P5"/>
      <text:p text:style-name="P64">db.pessoas.find({esta_empregado: true}).pretty().count() #updatemany ##insertMany</text:p>
      <text:p text:style-name="P5"/>
      <text:p text:style-name="P64">db.pessoas.findOne({nome: "João"}) #updateOne #insertOne</text:p>
      <text:p text:style-name="P5"/>
      <text:p text:style-name="P5"/>
      <text:p text:style-name="P5"><text:soft-page-break/></text:p>
      <text:p text:style-name="P64">#Um ponteiro é um endereço direto para o local de memória aonde o dado está armazenado</text:p>
      <text:p text:style-name="P2">---------------------------------------------------------------------------------------------------------</text:p>
      <text:p text:style-name="P4"/>
      <text:p text:style-name="P89"/>
      <text:p text:style-name="P63"><text:span text:style-name="T11">MQL- Queries </text:span><text:span text:style-name="T10">Operators</text:span>:</text:p>
      <text:p text:style-name="P4"/>
      <text:p text:style-name="P86"/>
      <text:p text:style-name="P86">#<text:span text:style-name="T12">query operator - update</text:span></text:p>
      <text:p text:style-name="P4"/>
      <text:p text:style-name="P63">$set</text:p>
      <text:p text:style-name="P4"/>
      <text:p text:style-name="P63">$inc</text:p>
      <text:p text:style-name="P4"/>
      <text:p text:style-name="P63">$rename</text:p>
      <text:p text:style-name="P4"/>
      <text:p text:style-name="P63">$unset</text:p>
      <text:p text:style-name="P4"/>
      <text:p text:style-name="P100"><text:span text:style-name="T5">#query operator </text:span><text:span text:style-name="T7">– com</text:span><text:span text:style-name="T8">paration</text:span></text:p>
      <text:p text:style-name="P4"/>
      <text:p text:style-name="P63">$eq = igual a</text:p>
      <text:p text:style-name="P4"/>
      <text:p text:style-name="P63">$ne = não é igual a ou diferente</text:p>
      <text:p text:style-name="P4"/>
      <text:p text:style-name="P63">$gt = maior que</text:p>
      <text:p text:style-name="P4"/>
      <text:p text:style-name="P63">$lt = menor que</text:p>
      <text:p text:style-name="P4"/>
      <text:p text:style-name="P63">$gte = maior ou igual que</text:p>
      <text:p text:style-name="P4"/>
      <text:p text:style-name="P63">$lte = menor ou igual que</text:p>
      <text:p text:style-name="P63"/>
      <text:p text:style-name="P4"/>
      <text:list xml:id="list2033556214" text:style-name="L1">
        <text:list-header>
          <text:p text:style-name="P102">db.pessoas.find({“nome”: {“$ne”: “José”}, “idade”: {“$lt”: 40}}).pretty()</text:p>
        </text:list-header>
      </text:list>
      <text:p text:style-name="P4"/>
      <text:p text:style-name="P4"/>
      <text:p text:style-name="P100"><text:span text:style-name="T5">#query </text:span><text:span text:style-name="T6">o</text:span><text:span text:style-name="T5">perator – l</text:span><text:span text:style-name="T6">ogic</text:span></text:p>
      <text:p text:style-name="P4"/>
      <text:p text:style-name="P63">$and</text:p>
      <text:p text:style-name="P4"/>
      <text:p text:style-name="P63">$or</text:p>
      <text:p text:style-name="P4"/>
      <text:p text:style-name="P63">$nor</text:p>
      <text:p text:style-name="P4"/>
      <text:p text:style-name="P63">$not</text:p>
      <text:p text:style-name="P4"/>
      <text:p text:style-name="P63">$expr</text:p>
      <text:p text:style-name="P4"/>
      <text:p text:style-name="P63">$push</text:p>
      <text:p text:style-name="P4"/>
      <text:p text:style-name="P96"/>
      <text:p text:style-name="P97">#logic operators + update operators</text:p>
      <text:p text:style-name="P96"/>
      <text:p text:style-name="P98"><text:soft-page-break/></text:p>
      <text:p text:style-name="P99">db.routes.find({"$and": [{"$or":[{dst_airport: "KZN"}, {"src_airport": "KZN"}]}, {"$or"}:[{"airplane": "CR2"}, {"airplane": "A81"}]}]}).count()</text:p>
      <text:p text:style-name="P63"/>
      <text:p text:style-name="P63"/>
      <text:p text:style-name="P63"/>
      <text:p text:style-name="P63"/>
      <text:p text:style-name="P85">#expressive query operator</text:p>
      <text:p text:style-name="P63"/>
      <text:p text:style-name="P63"><text:span text:style-name="T13">db.trips.find({ "$expr": { "$and": [ { "$gt": [ "$tripduration", 1200 ]}, { "$eq": [ "$end station id", "$start station id" ]} ]}}).count()</text:span> </text:p>
      <text:p text:style-name="P4"/>
      <text:p text:style-name="P4"/>
      <text:p text:style-name="P80">db.companies.find({“$expr”: {“$eq” : [“$twitter_username”, “<text:span text:style-name="T24">$</text:span>permalink”]}}).counr()</text:p>
      <text:p text:style-name="P4"/>
      <text:p text:style-name="P2">---------------------------------------------------------------------------------------------------------</text:p>
      <text:p text:style-name="P4"/>
      <text:p text:style-name="P44"/>
      <text:p text:style-name="P44">#arrays operator</text:p>
      <text:p text:style-name="P44"/>
      <text:p text:style-name="P52">$all = ajuda a consultar todos os documentos que possuam pelo menos os elementos citados, independente da ordem.</text:p>
      <text:p text:style-name="P52"/>
      <text:p text:style-name="P53">$size = vai trazer apenas os documentos com arrays com a quantidade expressada de objetos exemplo {“$size”: 20}</text:p>
      <text:p text:style-name="P69"/>
      <text:p text:style-name="P69">$push = <text:s/>insere linhas num array ou transforma um campo em um array</text:p>
      <text:p text:style-name="P69"/>
      <text:p text:style-name="P93"><text:span text:style-name="T1">$</text:span>elemMatch <text:span text:style-name="T18">= </text:span><text:span text:style-name="T25">usado para achar </text:span><text:span text:style-name="T26">um valor que corresponda ao que foi especificado na consultar</text:span></text:p>
      <text:p text:style-name="P101"><text:line-break/>$regex = usado para achar um valor que corresponda a string especificada na consulta </text:p>
      <text:p text:style-name="P70"/>
      <text:p text:style-name="P45"/>
      <text:p text:style-name="P2">db.listingsAndReviews.find({ "amenities": {</text:p>
      <text:p text:style-name="P2"><text:s text:c="34"/>"$size": 20,</text:p>
      <text:p text:style-name="P2"><text:s text:c="34"/>"$all": [ "Internet", "Wifi", <text:s/>"Kitchen",</text:p>
      <text:p text:style-name="P2"><text:s text:c="43"/>"Heating", "Family/kid friendly",</text:p>
      <text:p text:style-name="P2"><text:s text:c="43"/>"Washer", "Dryer", "Essentials",</text:p>
      <text:p text:style-name="P2"><text:s text:c="43"/>"Shampoo", "Hangers",</text:p>
      <text:p text:style-name="P2"><text:s text:c="43"/>"Hair dryer", "Iron",</text:p>
      <text:p text:style-name="P2"><text:s text:c="43"/>"Laptop friendly workspace" ]</text:p>
      <text:p text:style-name="P2"><text:s text:c="41"/>}</text:p>
      <text:p text:style-name="P2"><text:s text:c="28"/>}).pretty()</text:p>
      <text:p text:style-name="P4"/>
      <text:p text:style-name="P4"/>
      <text:p text:style-name="P3"/>
      <text:p text:style-name="P12"><text:span text:style-name="T13">db.grades.find({ "class_id": 431 }, { "scores": { "$elemMatch": { "score": { "$gt</text:span><text:span text:style-name="T14">e</text:span><text:span text:style-name="T13">": 85 } } } }).pretty()</text:span> </text:p>
      <text:p text:style-name="P4"/>
      <text:p text:style-name="P4"/>
      <text:p text:style-name="P51"/>
      <text:p text:style-name="P51"><text:soft-page-break/></text:p>
      <text:p text:style-name="P51"/>
      <text:p text:style-name="P51">db.companies.find({ "relationships.0.person.first_name": "Mark",</text:p>
      <text:p text:style-name="P91"><text:s text:c="20"/>"relationships.0.title": {"$regex": "CEO" } },</text:p>
      <text:p text:style-name="P92"><text:s text:c="18"/>{ "name": 1 }).pretty()</text:p>
      <text:p text:style-name="P4"/>
      <text:p text:style-name="P4"/>
      <text:p text:style-name="P4"/>
      <text:p text:style-name="P4"/>
      <text:p text:style-name="P4"/>
      <text:p text:style-name="P4"/>
      <text:p text:style-name="P46">#Projeção + array</text:p>
      <text:p text:style-name="P9"/>
      <text:p text:style-name="P9">Uma projeção nos permite decidir quais fields do documento serão parte do cursor resultante</text:p>
      <text:p text:style-name="P9"/>
      <text:p text:style-name="P11">#não mistura<text:span text:style-name="T19">r</text:span> 0 e 1 a não ser que seja um “_id”</text:p>
      <text:p text:style-name="P9"/>
      <text:p text:style-name="P10"><text:span text:style-name="T17">db.listingsAndReviews.find({ "amenities": "Wifi" }, { "price": 1, "address": 1, "_id": 0}).pretty()</text:span> </text:p>
      <text:p text:style-name="P4"/>
      <text:p text:style-name="P4"/>
      <text:p text:style-name="P4"/>
      <text:p text:style-name="P4"/>
      <text:p text:style-name="P47">#Consultar array e seus subdocumentos procurando um campo com um valor específico <text:span text:style-name="T26">usando a notação de ponto</text:span></text:p>
      <text:p text:style-name="P4"/>
      <text:p text:style-name="P1">db.trips.findOne({ "start station location.type": "Point" })</text:p>
      <text:p text:style-name="P1"/>
      <text:p text:style-name="P1"/>
      <text:p text:style-name="P1">---------------------------------------------------------------------------------------------------------</text:p>
      <text:p text:style-name="P1"/>
      <text:p text:style-name="P29"/>
      <text:p text:style-name="P29">#Framework de agregação</text:p>
      <text:p text:style-name="P29"/>
      <text:p text:style-name="P30">$expr</text:p>
      <text:p text:style-name="P30"/>
      <text:p text:style-name="P30">$match</text:p>
      <text:p text:style-name="P30"/>
      <text:p text:style-name="P30">$project</text:p>
      <text:p text:style-name="P30"><text:line-break/><text:span text:style-name="T27">$group</text:span></text:p>
      <text:p text:style-name="P30"/>
      <text:p text:style-name="P32">$count</text:p>
      <text:p text:style-name="P32"/>
      <text:p text:style-name="P33">$cond</text:p>
      <text:p text:style-name="P34"/>
      <text:p text:style-name="P56"><text:s/><text:span text:style-name="T32">$addFields</text:span></text:p>
      <text:p text:style-name="P36"/>
      <text:p text:style-name="P39"><text:soft-page-break/>$limit</text:p>
      <text:p text:style-name="P39"/>
      <text:p text:style-name="P39">$skip</text:p>
      <text:p text:style-name="P39"/>
      <text:p text:style-name="P39">$count</text:p>
      <text:p text:style-name="P39"/>
      <text:p text:style-name="P39">$sort</text:p>
      <text:p text:style-name="P39"/>
      <text:p text:style-name="P37"><text:span text:style-name="T33">$</text:span>geoNear</text:p>
      <text:p text:style-name="P37"/>
      <text:h text:style-name="P38" text:outline-level="1">$avg</text:h>
      <text:p text:style-name="P43"/>
      <text:p text:style-name="P32"/>
      <text:p text:style-name="P54">db.trips.aggregate([{“<text:span text:style-name="T29">$match”:{“tripduration”:{“$gte”: 525}}}, {“$project”: {“usertype”: 1, “birth year”: 1963, “_id”: 1}}])</text:span></text:p>
      <text:p text:style-name="P54"/>
      <text:p text:style-name="P55">db.pets.aggregate([{“$match”: {“name”: {“$eq”: “Bear”}}}, {“$project”: {“pet”: 1}}])</text:p>
      <text:p text:style-name="P55"/>
      <text:p text:style-name="P57">db.pet.saggregate([{“$project”: {“_id:”: 0, “pet”: 1}}])</text:p>
      <text:p text:style-name="P57"/>
      <text:p text:style-name="P58">db.pets.aggregate([{“$project”: {“_id”:0, “pet”: “Bear”, “attributes.coat”:1}}])</text:p>
      <text:p text:style-name="P57"/>
      <text:p text:style-name="P28">db.pets.aggregate([{“$match”: {“atributos.nome”: {“$eq”: “tigrezinho”}}}, {“$project”: {“pet”: 1, “_id”: 1}}])</text:p>
      <text:p text:style-name="P55"/>
      <text:p text:style-name="P55"/>
      <table:table table:name="Tabela2" table:style-name="Tabela2">
        <table:table-column table:style-name="Tabela2.A"/>
        <table:table-row table:style-name="TableLine94189681088304">
          <table:table-cell table:style-name="Tabela2.A1" office:value-type="string">
            <text:p text:style-name="Table_20_Contents">db.books.aggregate( [</text:p>
          </table:table-cell>
        </table:table-row>
        <table:table-row table:style-name="TableLine94189681385840">
          <table:table-cell table:style-name="Tabela2.A1" office:value-type="string">
            <text:p text:style-name="Table_20_Contents">{</text:p>
          </table:table-cell>
        </table:table-row>
        <table:table-row table:style-name="TableLine94189681109936">
          <table:table-cell table:style-name="Tabela2.A1" office:value-type="string">
            <text:p text:style-name="Table_20_Contents">$project: {</text:p>
          </table:table-cell>
        </table:table-row>
        <table:table-row table:style-name="TableLine94189681109120">
          <table:table-cell table:style-name="Tabela2.A1" office:value-type="string">
            <text:p text:style-name="Table_20_Contents">title: 1,</text:p>
          </table:table-cell>
        </table:table-row>
        <table:table-row table:style-name="TableLine94189681113616">
          <table:table-cell table:style-name="Tabela2.A1" office:value-type="string">
            <text:p text:style-name="Table_20_Contents">"author.first": 1,</text:p>
          </table:table-cell>
        </table:table-row>
        <table:table-row table:style-name="TableLine94189681118288">
          <table:table-cell table:style-name="Tabela2.A1" office:value-type="string">
            <text:p text:style-name="Table_20_Contents">"author.last" : 1,</text:p>
          </table:table-cell>
        </table:table-row>
        <table:table-row table:style-name="TableLine94189681105712">
          <table:table-cell table:style-name="Tabela2.A1" office:value-type="string">
            <text:p text:style-name="Table_20_Contents">"author.middle": {</text:p>
          </table:table-cell>
        </table:table-row>
        <table:table-row table:style-name="TableLine94189681119104">
          <table:table-cell table:style-name="Tabela2.A1" office:value-type="string">
            <text:p text:style-name="Table_20_Contents">$cond: {</text:p>
          </table:table-cell>
        </table:table-row>
        <table:table-row table:style-name="TableLine94189681125536">
          <table:table-cell table:style-name="Tabela2.A1" office:value-type="string">
            <text:p text:style-name="Table_20_Contents">if: { $eq: [ "", "$author.middle" ] },</text:p>
          </table:table-cell>
        </table:table-row>
        <table:table-row table:style-name="TableLine94189681121840">
          <table:table-cell table:style-name="Tabela2.A1" office:value-type="string">
            <text:p text:style-name="Table_20_Contents">then: "$$REMOVE",</text:p>
          </table:table-cell>
        </table:table-row>
        <table:table-row table:style-name="TableLine94189681130960">
          <table:table-cell table:style-name="Tabela2.A1" office:value-type="string">
            <text:p text:style-name="Table_20_Contents">else: "$author.middle"</text:p>
          </table:table-cell>
        </table:table-row>
      </table:table>
      <text:p text:style-name="P55"/>
      <text:p text:style-name="P55"/>
      <text:p text:style-name="P55">db.fruit.aggregate( [</text:p>
      <text:p text:style-name="P55"><text:s text:c="2"/>{</text:p>
      <text:p text:style-name="P55"><text:s text:c="4"/>$addFields: {</text:p>
      <text:p text:style-name="P55"><text:s text:c="6"/>_id : "$item",</text:p>
      <text:p text:style-name="P55"><text:s text:c="6"/>item: "fruit"</text:p>
      <text:p text:style-name="P55"><text:s text:c="4"/>}</text:p>
      <text:p text:style-name="P55"><text:s text:c="2"/>}</text:p>
      <text:p text:style-name="P55"><text:soft-page-break/>] )</text:p>
      <text:p text:style-name="P55"/>
      <text:p text:style-name="P55"/>
      <text:p text:style-name="P55">db.places.aggregate([</text:p>
      <text:p text:style-name="P55"><text:s text:c="3"/>{</text:p>
      <text:p text:style-name="P55"><text:s text:c="5"/>$geoNear: {</text:p>
      <text:p text:style-name="P55"><text:s text:c="8"/>near: { type: "Point", coordinates: [ -73.99279 , 40.719296 ] },</text:p>
      <text:p text:style-name="P55"><text:s text:c="8"/>distanceField: "dist.calculated",</text:p>
      <text:p text:style-name="P55"><text:s text:c="8"/>maxDistance: 2,</text:p>
      <text:p text:style-name="P55"><text:s text:c="8"/>query: { category: "Parks" },</text:p>
      <text:p text:style-name="P55"><text:s text:c="8"/>includeLocs: "dist.location",</text:p>
      <text:p text:style-name="P55"><text:s text:c="8"/>spherical: true</text:p>
      <text:p text:style-name="P55"><text:s text:c="5"/>}</text:p>
      <text:p text:style-name="P55"><text:s text:c="3"/>}</text:p>
      <text:p text:style-name="P55">])</text:p>
      <text:p text:style-name="P59"/>
      <text:p text:style-name="P60">db.pets.aggregate([{$sample: {“size”: 200}])</text:p>
      <text:p text:style-name="P60"/>
      <text:p text:style-name="P60"/>
      <text:p text:style-name="P61">db.movies.aggregate([{“$group:{_id:”$year”, “num_films_in_year”: {“$sum”: 1}}])</text:p>
      <text:p text:style-name="P61"/>
      <text:p text:style-name="P59"/>
      <text:p text:style-name="P55"/>
      <text:p text:style-name="P35">db.pets.aggregate([{“$atributos”:{“_id”: 0, name: 1}}, {“$limit”: 5}])</text:p>
      <text:p text:style-name="P35"/>
      <text:p text:style-name="P40">@o mesmo serve pro $count : “casas” ou $sort: {“casas”: -1}</text:p>
      <text:p text:style-name="P40"/>
      <text:p text:style-name="P41">db.movies.aggregate([{“$match”: {“imbd.rating”: {“$gt”: 0}, “year”: {“$gte”: 2010, “$lte”: 2015} runtime: {“$gte”: 90}}, }, {“$unwind”: “$genres”}, {“$group”:{ “_id” { “year”: “$year”, “$genre”: “$genres”}, “average_raiting: {“$avg: “$imbd_raiting”}}<text:span text:style-name="T34">}])</text:span></text:p>
      <text:p text:style-name="P41"/>
      <text:p text:style-name="P42">db.child_reference.aggregate([{“$match”: {“name: “dev”}}, {“$graphLookup: {from: “child_reference”, startWith: “$direct_reports”, “connectFromField: “direct_reports”, “connectToField: “name”, as: “till_2_level_reports”, maxDepth: 1}}]).pretty ()</text:p>
      <text:p text:style-name="P41"/>
      <text:p text:style-name="P41">db.inventory.aggregate(</text:p>
      <text:p text:style-name="P41"><text:s text:c="3"/>[</text:p>
      <text:p text:style-name="P41"><text:s text:c="6"/>{ $project: { itemDescription: { $concat: [ "$item", " - ", "$description" ] } } }</text:p>
      <text:p text:style-name="P41"><text:s text:c="3"/>]</text:p>
      <text:p text:style-name="P41">)</text:p>
      <text:p text:style-name="P32"/>
      <text:p text:style-name="P30"><text:soft-page-break/>-----------------------------------------------------------------------------------------------</text:p>
      <text:p text:style-name="P31"/>
      <text:p text:style-name="P31">sort = serve para ordenar os dados de forma crescente ou decrescente</text:p>
      <text:p text:style-name="P31"/>
      <text:p text:style-name="P31"/>
      <text:p text:style-name="P49"><text:span text:style-name="T21">D</text:span><text:span text:style-name="T20">ecrescente</text:span></text:p>
      <text:p text:style-name="P49"><text:span text:style-name="T20">db.cursos.find(</text:span><text:span text:style-name="T22">)</text:span><text:span text:style-name="T20">.</text:span><text:span text:style-name="T22">sort(</text:span><text:span text:style-name="T20">{“nome”: -1})</text:span></text:p>
      <text:p text:style-name="P31"/>
      <text:p text:style-name="P31"/>
      <text:p text:style-name="P31">Crescente</text:p>
      <text:p text:style-name="P50"><text:span text:style-name="T20">db.cursos.find(</text:span><text:span text:style-name="T22">)</text:span><text:span text:style-name="T20">.</text:span><text:span text:style-name="T22">sort(</text:span><text:span text:style-name="T20">{“</text:span><text:span text:style-name="T22">idade</text:span><text:span text:style-name="T20">”: 1})</text:span></text:p>
      <text:p text:style-name="P4"/>
      <text:p text:style-name="P4"/>
      <text:p text:style-name="P13">limit = serve para retornar apenas a quantidade de linhas expressas</text:p>
      <text:p text:style-name="P13"/>
      <text:p text:style-name="P13">db.cursos.find().limit(4)</text:p>
      <text:p text:style-name="P4"/>
      <text:p text:style-name="P14">Índices são estruturas de dados especiais <text:bookmark text:name="ref-b-tree-id2"/>ue armazenam um pequeno parte do conjunto de dados da coleção de forma fácil de percorrer. o índice armazena o valor de um campo específico ou conjunto de campos, ordenados por o valor do campo.</text:p>
      <text:p text:style-name="P14"/>
      <text:p text:style-name="P12">db.routes.find({ "src_airport": "MUC" }).pretty() </text:p>
      <text:p text:style-name="P4"><text:span text:style-name="Teletype"/></text:p>
      <text:p text:style-name="P6"><text:span text:style-name="Teletype"><text:span text:style-name="T28">=</text:span></text:span></text:p>
      <text:p text:style-name="P4"><text:span text:style-name="Teletype"/></text:p>
      <text:p text:style-name="P4"><text:span text:style-name="Teletype">db.routes.createIndex({ "src_airport": -1 })</text:span></text:p>
      <text:p text:style-name="P7"><text:span text:style-name="Teletype">db.pets.createIndexes([{"pet": 1}, {"name": 1}])</text:span></text:p>
      <text:p text:style-name="P7"><text:span text:style-name="Teletype">db.pets.createIndex({"pet": 1, "name": 1})</text:span></text:p>
      <text:p text:style-name="P4"><text:span text:style-name="Teletype"/></text:p>
      <text:p text:style-name="P4"><text:span text:style-name="Teletype"/></text:p>
      <text:p text:style-name="P8"><text:span text:style-name="Teletype"><text:span text:style-name="T37">db.createUser() </text:span></text:span></text:p>
      <text:p text:style-name="P8"><text:span text:style-name="Teletype"><text:span text:style-name="T37"/></text:span></text:p>
      <text:p text:style-name="P8"><text:span text:style-name="Teletype"><text:span text:style-name="T37">db.dropUser() </text:span></text:span></text:p>
      <text:p text:style-name="P15"/>
      <text:p text:style-name="P16">db.serverStatus() </text:p>
      <text:p text:style-name="P15"/>
      <text:p text:style-name="P15"/>
      <text:p text:style-name="P15"/>
      <text:p text:style-name="P15"/>
      <text:p text:style-name="P48">#Upsert</text:p>
      <text:p text:style-name="P15"/>
      <text:p text:style-name="P15"/>
      <text:p text:style-name="P15">db.staff.updateOne({_Eu iria:3}, {$ set: {nome: "Sam", desig: "Liderança da equipe"}}, {upsert: <text:span text:style-name="T30">true</text:span><text:span text:style-name="T31">i</text:span>})</text:p>
      <text:p text:style-name="P15"/>
      <text:p text:style-name="P15"/>
      <text:p text:style-name="P18">expressões aritméticas no MongoDB</text:p>
      <text:p text:style-name="P18"/>
      <text:p text:style-name="P19">db.pets.aggregate([{“$match”: {“_id”: 1, “mycalc”: {“$multiply”: [{“$divide”: [“peso.altura”, 9.8]}, 86]}}}])</text:p>
      <text:p text:style-name="P19"/>
      <text:p text:style-name="P19"/>
      <text:p text:style-name="P19"><text:soft-page-break/></text:p>
      <text:p text:style-name="P20">mongotop mongostat</text:p>
      <text:p text:style-name="P20"/>
      <text:p text:style-name="P21">match group sum e out<text:span text:style-name="T35">q</text:span></text:p>
      <text:p text:style-name="P21"/>
      <text:p text:style-name="P22">mongo admin --host localhost:27000 --eval ' db.createUser({ user: "m103-admin", pwd: "m103-pass", roles: [ {role: "root", db: "admin"} ] }) ' </text:p>
      <text:p text:style-name="P22"/>
      <text:p text:style-name="P22"/>
      <text:p text:style-name="P22"/>
      <text:p text:style-name="P22"/>
      <text:p text:style-name="P22"/>
      <text:p text:style-name="P22"/>
      <text:p text:style-name="P22"/>
      <text:p text:style-name="P22"/>
      <text:p text:style-name="P22"><text:s/>fill out this configuration file, mongod.conf!</text:p>
      <text:p text:style-name="P22"># and then use it to run mongod with:</text:p>
      <text:p text:style-name="P24"># </text:p>
      <text:p text:style-name="P24"><text:s text:c="11"/></text:p>
      <text:p text:style-name="P22">storage: <text:s text:c="27"/></text:p>
      <text:p text:style-name="P22"><text:s text:c="2"/>dbPath: /var/mongodb/db <text:s text:c="10"/></text:p>
      <text:p text:style-name="P22">systemLog: <text:s text:c="25"/></text:p>
      <text:p text:style-name="P22"><text:s text:c="2"/>path: /var/mongodb/logs/mongod.log</text:p>
      <text:p text:style-name="P22"><text:s text:c="2"/>destination: file <text:s text:c="4"/></text:p>
      <text:p text:style-name="P22">net: <text:s text:c="19"/></text:p>
      <text:p text:style-name="P27"><text:s text:c="2"/>bindIp: localhost </text:p>
      <text:p text:style-name="P27"><text:s text:c="2"/>port: 27000 <text:s text:c="22"/></text:p>
      <text:p text:style-name="P27">security: <text:s text:c="26"/></text:p>
      <text:p text:style-name="P27"><text:s text:c="2"/>authorization: enabled</text:p>
      <text:p text:style-name="P27">processManagement: <text:s text:c="5"/></text:p>
      <text:p text:style-name="P27"><text:s text:c="2"/>fork: true <text:s text:c="13"/></text:p>
      <text:p text:style-name="P22"/>
      <text:p text:style-name="P62">#Methods de BD IMPORTANTES</text:p>
      <text:p text:style-name="P22"/>
      <text:p text:style-name="P22">db.adminCommand({"getLog": "global"})</text:p>
      <text:p text:style-name="P22"/>
      <text:p text:style-name="P22">db.getProfilingLevel()</text:p>
      <text:p text:style-name="P22"/>
      <text:p text:style-name="P22">db.setProfilingLevel(1) <text:span text:style-name="T39">ou 2, 1 = operaçãoes lentas que levem mais de 100 milisegundos pra serem executadas, entretanto podemos definir esse ms:</text:span></text:p>
      <text:p text:style-name="P22"/>
      <text:p text:style-name="P23"><text:s text:c="4"/>- db.setProfilingLevel( 1, { slowms: 0 } )</text:p>
      <text:p text:style-name="P22"/>
      <text:p text:style-name="P22">db.getReplicationInfo()</text:p>
      <text:p text:style-name="P22"/>
      <text:p text:style-name="P22">db.hostInfo()</text:p>
      <text:h text:style-name="P25" text:outline-level="1">db.copyDatabase()</text:h>
      <text:h text:style-name="P25" text:outline-level="1">db.cloneDatabase()</text:h>
      <text:p text:style-name="P26"/>
      <text:p text:style-name="P26">db.getProfiling<text:span text:style-name="T38">Status</text:span>()</text:p>
      <text:p text:style-name="P17"/>
      <text:p text:style-name="P17">db.serverStatus() </text:p>
      <text:p text:style-name="P67"/>
      <text:p text:style-name="P67"><text:soft-page-break/>db.getSiblingDB("config").cache.databases.remove({_id:"DATABASE"}, {writeConcern: {w: 'majority'}});</text:p>
      <text:p text:style-name="P67"/>
      <text:p text:style-name="P66">db.getCollectionInfos</text:p>
      <text:p text:style-name="P66"/>
      <text:p text:style-name="P65"><text:span text:style-name="Source_20_Text">sudo systemctl start application.service</text:span></text:p>
      <text:p text:style-name="P68">top</text:p>
      <text:p text:style-name="P68"/>
      <text:p text:style-name="P68">killall mongod</text:p>
      <text:p text:style-name="P68">sleep 3</text:p>
      <text:p text:style-name="P68"/>
      <text:p text:style-name="P68">sudo systemctl stop application.service</text:p>
      <text:p text:style-name="P68"/>
      <text:p text:style-name="P68">sudo systemctl restart application.service</text:p>
      <text:p text:style-name="P68"/>
      <text:p text:style-name="P68">sudo systemctl reload application.service</text:p>
      <text:p text:style-name="P68"/>
      <text:p text:style-name="P68">sudo systemctl enable application.service</text:p>
      <text:p text:style-name="P68"/>
      <text:p text:style-name="P68">sudo systemctl disable application.service</text:p>
      <text:p text:style-name="P68"/>
      <text:p text:style-name="P68">systemctl status application.service</text:p>
      <text:p text:style-name="P68"/>
      <text:p text:style-name="P68"/>
      <text:p text:style-name="P81">Autenticação e autorização MongoDB</text:p>
      <text:p text:style-name="P81"/>
      <text:p text:style-name="P71">O MongoDB trabalha com controle de acesso baseado em funções para autorizar um usuário autenticado, cada usuário tem uma ou mais funções atribuídas a ele e cada função tem um ou mais privilégios que representam grupos de ações e recursos, nos quais, ele pode ter acesso <text:span text:style-name="T40">a nivel de banco de dados, coleções, conjunto de coleções e até nivel de cluster</text:span>. Essa estrutura garanti um alto nível de isolamento de responsabilidades entre os usuários.</text:p>
      <text:p text:style-name="P81"/>
      <text:p text:style-name="P81"/>
      <text:p text:style-name="P71">SCRAM = autenticação padrão de senha</text:p>
      <text:p text:style-name="P82"/>
      <text:p text:style-name="P71">X509 = certificado de segurança para autenticação</text:p>
      <text:p text:style-name="P71"/>
      <text:p text:style-name="P71">Autenticação para versão enterprise:</text:p>
      <text:p text:style-name="P71"/>
      <text:p text:style-name="P71">LDAP = msm mecanismo, no qual, o Active Directory se baseia</text:p>
      <text:p text:style-name="P71"/>
      <text:p text:style-name="P71">KEBEROS = mecanismo poderos de autenticação</text:p>
      <text:p text:style-name="P71"/>
      <text:p text:style-name="P71">autenticação instracluster = ainda vou estudar…</text:p>
      <text:p text:style-name="P71"/>
      <text:p text:style-name="P72">mongo --username root --password root123 --authenticationDatabase admin </text:p>
      <text:p text:style-name="P72"/>
      <text:p text:style-name="P72"/>
      <text:p text:style-name="P72">mongo --username root --password root123 --authenticationDatabase admin </text:p>
      <text:p text:style-name="P72"/>
      <text:p text:style-name="P75"/>
      <text:p text:style-name="P94"><text:soft-page-break/><text:span text:style-name="T2"># Problema em relação ao comportamento do banco de dados após executar um</text:span>.shutdownServer() <text:span text:style-name="T41">no bd admin. A solução foi matar o processo existente, e subir novamente o mongod.</text:span></text:p>
      <text:p text:style-name="P75"/>
      <text:p text:style-name="P72">ps -ef | grep mongo</text:p>
      <text:p text:style-name="P72"/>
      <text:p text:style-name="P72">/lib/systemd/system/<text:span text:style-name="T42">mongod.service</text:span></text:p>
      <text:p text:style-name="P72"/>
      <text:p text:style-name="P76">#concede previlegios a um usuário através de uma role</text:p>
      <text:p text:style-name="P72"/>
      <text:p text:style-name="P72">db.grantRolesToUser( "dba", [ { db: "playground", role: "dbOwner" } ] ) </text:p>
      <text:p text:style-name="P72"/>
      <text:p text:style-name="P76">#Vê os previlegios de um usuário</text:p>
      <text:p text:style-name="P72"/>
      <text:p text:style-name="P72">db.runCommand( { rolesInfo: { role: "dbOwner", db: "playground" }, showPrivileges: true} ) </text:p>
      <text:p text:style-name="P72"/>
      <text:p text:style-name="P72"/>
      <text:p text:style-name="P95"><text:span text:style-name="T3">db.createUser( { user: "</text:span><text:span text:style-name="Teletype">m103-application-user”</text:span><text:span text:style-name="T3">, pwd: "</text:span><text:span text:style-name="Teletype"><text:span text:style-name="T9">m103-application-pass</text:span></text:span><text:span text:style-name="T3">", roles: [ { db: "</text:span><text:span text:style-name="Teletype"><text:span text:style-name="T9">applicationData</text:span></text:span><text:span text:style-name="T3">", role: "</text:span><text:span text:style-name="Teletype"><text:span text:style-name="T9">readWrite</text:span></text:span><text:span text:style-name="T3"> } ] } ) </text:span></text:p>
      <text:p text:style-name="P72"/>
      <text:p text:style-name="P76">database users:</text:p>
      <text:p text:style-name="P76"/>
      <text:p text:style-name="P76">Read Read-Write</text:p>
      <text:p text:style-name="P76"/>
      <text:p text:style-name="P74">database adminstration:</text:p>
      <text:p text:style-name="P74"/>
      <text:p text:style-name="P74">dbadmin</text:p>
      <text:p text:style-name="P74">useradmin</text:p>
      <text:p text:style-name="P74">db0wner</text:p>
      <text:p text:style-name="P74"/>
      <text:p text:style-name="P74">#funções internas</text:p>
      <text:p text:style-name="P74">dbAdminAnyDatabase (qualquer db)</text:p>
      <text:p text:style-name="P74">userAdminAnyDatabase</text:p>
      <text:p text:style-name="P74"/>
      <text:p text:style-name="P74"/>
      <text:p text:style-name="P74">cluster adminstratiion: </text:p>
      <text:p text:style-name="P74"/>
      <text:p text:style-name="P74">clusteradmin</text:p>
      <text:p text:style-name="P74">clustermanager</text:p>
      <text:p text:style-name="P74">clustermonitor</text:p>
      <text:p text:style-name="P74">hostmanager</text:p>
      <text:p text:style-name="P74"/>
      <text:p text:style-name="P74">backup/restore:</text:p>
      <text:p text:style-name="P74"/>
      <text:p text:style-name="P74">backup</text:p>
      <text:p text:style-name="P74">restore</text:p>
      <text:p text:style-name="P74"/>
      <text:p text:style-name="P74">superuse:</text:p>
      <text:p text:style-name="P74"/>
      <text:p text:style-name="P74">root</text:p>
      <text:p text:style-name="P74"/>
      <text:p text:style-name="P74">#função interna</text:p>
      <text:p text:style-name="P74"><text:soft-page-break/>root</text:p>
      <text:p text:style-name="P74"/>
      <text:p text:style-name="P74"/>
      <text:p text:style-name="P74">mongo m103-admin --host localhost:27000</text:p>
      <text:p text:style-name="P74"/>
      <text:p text:style-name="P74">use admin</text:p>
      <text:p text:style-name="P74"/>
      <text:p text:style-name="P74">db.auth({user:"m103-admin", pwd:"m103-pass"})</text:p>
      <text:p text:style-name="P74"/>
      <text:p text:style-name="P74">db.createUser({ user: "m103-application-user", pwd: "m103-application-pass", roles: [ { db: "applicationData", role: "readWrite"}]})</text:p>
      <text:p text:style-name="P74"/>
      <text:p text:style-name="P73"><text:span text:style-name="Source_20_Text">mongoimport <text:s/>--host localhost:27000 --authenticationDatabase=admin -u m103-application-user -p m103-application-pass -d applicationData -c products /dataset/products.json</text:span></text:p>
      <text:p text:style-name="P74"/>
      <text:p text:style-name="P77">Um Replica set nada mais é do que um conjunto de nós com no mínimo 3 máquinas, aonde os nosso dados são replicados da máquina primária/master para os outros nodes slaves/secundários através de um processo de sincronização dos secundários para o primário. Portanto se um nó primário cair, um dos secundários ocuparar o seu lugar de primário através de um processo chamado failover. O Node secundário que se tornará primario é selecionado através de uma eleição, os nós secundários votam um no outro afim de eleger um afim de eleger um sub<text:span text:style-name="T43">stituto</text:span> para o primário. <text:span text:style-name="T43">Assim que alguém é eleito. Assim que o node ruim volta ao seu funcionamento normal, esse node sincroniza automaticamente com a cópia mais recente dos dados usando o oplog e juntará ao conjunto de réplica sets. </text:span><text:span text:style-name="T44">PV1 e PV0 são protocolos que cuidam da parte de replicar os dados do primário para os secundários, o oplog acompanha todas as operações de gravação reconhecida pelo primário. Além de primário e secundário, </text:span><text:span text:style-name="T45">um membro do conjunto de replica set pode ser configurado como árbitro, esse por sua vez não contem dados, mas ele serve para desempatar uma eleição entre secundários. Um replica set pode ter no máximo 50 anos e 7 nós votantes, podemos ter um no </text:span><text:span text:style-name="T15">hidden </text:span><text:span text:style-name="T45">específico para somente leitura ou ter cópias de dados ocultos da nossa aplicação, </text:span><text:span text:style-name="T46">nós </text:span><text:span text:style-name="T16">hidden/ocultos</text:span><text:span text:style-name="T46"> também podem servir como um </text:span><text:span text:style-name="T16">nós atrasado </text:span><text:span text:style-name="T46">afim de obter uma resiliência a corrupções <text:s/>a nível de aplicação através de backups em pontos no tempo, horas específicas, sem depender de backups frios para se recuperar de eventos que ocorreram num horário específico, podendo ter hot backups e sem precisar recorrer a arquivos de backups frios</text:span></text:p>
      <text:p text:style-name="P77"/>
      <text:p text:style-name="P78">mongo --port 27011</text:p>
      <text:p text:style-name="P78">sudo netstat -tulpn</text:p>
      <text:p text:style-name="P78">rs.status() <text:span text:style-name="T47">ver integridade de cada nó do conjunto</text:span></text:p>
      <text:p text:style-name="P78">rs.initiate() </text:p>
      <text:p text:style-name="P105">rs.isMaster <text:s/>descreve a função do nó atual e algumas informações do replica set, saída mais curta e humana</text:p>
      <text:p text:style-name="P105">rs.serverStatus()[“repl”] muitas informações sobre o mongod no geral, no caso de repl sobre o replicset</text:p>
      <text:p text:style-name="P105"/>
      <text:p text:style-name="P106">rs.add("m103:27014") </text:p>
      <text:p text:style-name="P106"/>
      <text:p text:style-name="P106">rs.addArb("m103:28000") </text:p>
      <text:p text:style-name="P106"/>
      <text:p text:style-name="P105">rs.remove("m103:28000") </text:p>
      <text:p text:style-name="P78"/>
      <text:p text:style-name="P78">cfg = rs.conf() </text:p>
      <text:p text:style-name="P78"/>
      <text:p text:style-name="P104"><text:soft-page-break/>cfg.members[3].votes = 0 </text:p>
      <text:p text:style-name="P104">cfg.members[3].hidden = true </text:p>
      <text:p text:style-name="P104">cfg.members[3].priority = 0</text:p>
      <text:p text:style-name="P104"/>
      <text:p text:style-name="P108"><text:span text:style-name="T4"><text:s/></text:span>rs.reconfig(cfg) </text:p>
      <text:p text:style-name="P78"/>
      <text:p text:style-name="P78">mongo --host "m103-example/m103:27011" -u "m103-admin" -p "m103-pass" --authenticationDatabase "admin" </text:p>
      <text:p text:style-name="P78"/>
      <text:p text:style-name="P78">rs.slaveOk() </text:p>
      <text:p text:style-name="P78"/>
      <text:p text:style-name="P78"/>
      <text:p text:style-name="P78"/>
      <text:p text:style-name="P107">#bancos padrões</text:p>
      <text:p text:style-name="P107"/>
      <text:p text:style-name="P107">banco admin – engloba todos os dados de adm e onde a maioria dos nossos comandos de adm como db.shutdownServer precisam ser executados</text:p>
      <text:p text:style-name="P107"/>
      <text:p text:style-name="P107">local – tpor padrão tem apenas uma coleção chamada startup_log contém o log de inicialização desse node específico, ganha mais coleções com um replica set. Oplog.rs acompanha todas as instruções que estão sendo replicadas em nosso replicaset, todas as informações e operações que precisam serem replicadas serão registradas nesta coleação, por padrão ele pega 5% do seu HD, o tamanho do oplog está diretamente relacionado com a sua velocidade e tempo para <text:span text:style-name="T48">sobrescrever as entradas,</text:span> isso siguinifica que quanto maior, mas lento <text:span text:style-name="T48">pois terá uma carga maior de trabalho para sobrescrever os primeiros dados/operação, da pra alterar o tamanho padrão de ocupação em disco do replica set através do mongod.conf. Quando um node cai, ele consultara posteriormente um ponto de comum mais recente entre todos os oplogs do replicaset e a partir disso ele replicará todas as operações a partir daquele ponto e alcançará, </text:span><text:span text:style-name="T49">no entando se por algum motivo os dados foram sobrescritos e o oplog do node caído não conseguir encontrar uma operação comum nos outros oplogs, o nó não poderá recuperar e sincronizar automaticamente, </text:span><text:span text:style-name="T50">sendo colocado em modo de recuperação.</text:span><text:span text:style-name="T49"> </text:span><text:span text:style-name="T50">P</text:span><text:span text:style-name="T49">or isso a janela de replicação é um fator importante que deve ser monitorado </text:span><text:span text:style-name="T50">e vai ser sempre medido em horas sendo proporcional a carga do seu trabalho, aliás, o tamanho do oplog pode ser alterado.</text:span></text:p>
      <text:p text:style-name="P78"/>
      <text:p text:style-name="P79">#dúvidas mongo import, hidden, eleição com árbitro</text:p>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swiss"/>
    <style:font-face style:name="Calibri2" svg:font-family="Calibri" style:font-family-generic="swiss" style:font-pitch="variable"/>
    <style:font-face style:name="DejaVu Sans" svg:font-family="'DejaVu Sans'" style:font-family-generic="system"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2" fo:font-size="11pt" fo:language="pt" fo:country="BR"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2" fo:font-size="11pt" fo:language="pt" fo:country="BR" style:font-name-asian="DejaVu Sans" style:font-size-asian="12pt" style:language-asian="zh" style:country-asian="CN" style:font-name-complex="Noto Sans Arabic UI"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14T16:55:36.228159516</dc:date>
    <meta:editing-duration>PT13H38M25S</meta:editing-duration>
    <meta:editing-cycles>52</meta:editing-cycles>
    <meta:generator>LibreOffice/7.3.4.2$Linux_X86_64 LibreOffice_project/30$Build-2</meta:generator>
    <meta:document-statistic meta:table-count="2" meta:image-count="0" meta:object-count="0" meta:page-count="14" meta:paragraph-count="313" meta:word-count="2226" meta:character-count="18178" meta:non-whitespace-character-count="15508"/>
  </office:meta>
</office:document-meta>
</file>